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background-color="transparent"/>
    </style:style>
    <style:style style:name="P37" style:family="paragraph" style:parent-style-name="Text_20_body">
      <style:paragraph-properties fo:margin-top="0in" fo:margin-bottom="0.1965in"/>
      <style:text-properties fo:color="#000000"/>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Preformatted_20_Text">
      <style:paragraph-properties fo:margin-left="-0.0083in" fo:margin-right="0in" fo:text-indent="0in" style:auto-text-indent="false"/>
      <style:text-properties fo:background-color="#cccc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color="#000000"/>
    </style:style>
    <style:style style:name="P44" style:family="paragraph" style:parent-style-name="Text_20_body">
      <style:text-properties fo:color="#000000" fo:background-color="transparent"/>
    </style:style>
    <style:style style:name="P45" style:family="paragraph" style:parent-style-name="Text_20_body">
      <style:text-properties fo:color="#ff0000" fo:font-weight="bold" style:font-weight-asian="bold" style:font-weight-complex="bold"/>
    </style:style>
    <style:style style:name="P46" style:family="paragraph" style:parent-style-name="Text_20_body">
      <style:text-properties fo:color="#0000ff"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6083in" fo:margin-right="0in" fo:text-indent="-0.3752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paragraph-properties fo:margin-left="0.2661in" fo:margin-right="0in" fo:text-indent="0in" style:auto-text-indent="false"/>
    </style:style>
    <style:style style:name="P62" style:family="paragraph" style:parent-style-name="Heading_20_1">
      <style:paragraph-properties fo:break-before="page"/>
    </style:style>
    <style:style style:name="P63" style:family="paragraph" style:parent-style-name="Heading_20_1">
      <style:paragraph-properties fo:margin-left="0in" fo:margin-right="0in" fo:text-indent="0in" style:auto-text-indent="false"/>
    </style:style>
    <style:style style:name="P64" style:family="paragraph" style:parent-style-name="Heading_20_3">
      <style:text-properties fo:color="#000000"/>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Preformatted_20_Text">
      <style:text-properties fo:color="#0000ff"/>
    </style:style>
    <style:style style:name="P69" style:family="paragraph" style:parent-style-name="Preformatted_20_Text">
      <style:text-properties fo:color="#ff0000"/>
    </style:style>
    <style:style style:name="P70" style:family="paragraph" style:parent-style-name="Preformatted_20_Text">
      <style:text-properties fo:color="#000000"/>
    </style:style>
    <style:style style:name="P71" style:family="paragraph" style:parent-style-name="Preformatted_20_Text">
      <style:text-properties fo:color="#000000" fo:background-color="#dbdbdb"/>
    </style:style>
    <style:style style:name="P72" style:family="paragraph" style:parent-style-name="Preformatted_20_Text">
      <style:paragraph-properties fo:margin-top="0in" fo:margin-bottom="0.1965in"/>
    </style:style>
    <style:style style:name="P73" style:family="paragraph" style:parent-style-name="Preformatted_20_Text">
      <style:paragraph-properties fo:margin-top="0in" fo:margin-bottom="0.1965in"/>
      <style:text-properties fo:color="#000000"/>
    </style:style>
    <style:style style:name="P74" style:family="paragraph" style:parent-style-name="Preformatted_20_Text">
      <style:paragraph-properties fo:margin-top="0in" fo:margin-bottom="0.1965in"/>
      <style:text-properties fo:color="#000000" fo:background-color="transparent"/>
    </style:style>
    <style:style style:name="P75" style:family="paragraph" style:parent-style-name="Preformatted_20_Text">
      <style:paragraph-properties fo:margin-left="0.7547in" fo:margin-right="0in" fo:text-indent="0in" style:auto-text-indent="false"/>
    </style:style>
    <style:style style:name="P76" style:family="paragraph" style:parent-style-name="Preformatted_20_Text">
      <style:paragraph-properties fo:margin-left="0.7547in" fo:margin-right="0in" fo:text-indent="0in" style:auto-text-indent="false"/>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font-weight="normal" style:font-weight-asian="normal" style:font-weight-complex="normal"/>
    </style:style>
    <style:style style:name="T23" style:family="text">
      <style:text-properties fo:color="#0000ff" fo:font-weight="bold" style:font-weight-asian="bold" style:font-weight-complex="bold"/>
    </style:style>
    <style:style style:name="T24" style:family="text">
      <style:text-properties fo:color="#0000ff" fo:background-color="#e7e7ff"/>
    </style:style>
    <style:style style:name="T25" style:family="text">
      <style:text-properties fo:color="#0000ff" fo:background-color="#ffffff"/>
    </style:style>
    <style:style style:name="T26" style:family="text">
      <style:text-properties fo:color="#cc0000"/>
    </style:style>
    <style:style style:name="T27" style:family="text">
      <style:text-properties fo:color="#cc0000" fo:background-color="transparent"/>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0000cc" fo:background-color="#dbdbdb"/>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color="#990066"/>
    </style:style>
    <style:style style:name="T41"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bookmark-start text:name="DDE_LINK22"/>1 Preface<text:tab/>7</text:p>
          <text:p text:style-name="P65">1.1 Dedication<text:tab/>7</text:p>
          <text:p text:style-name="P65">1.2 Acknowledgments<text:tab/>7</text:p>
          <text:p text:style-name="P65">1.3 Support Email List<text:tab/>7</text:p>
          <text:p text:style-name="P59">2 Introduction<text:tab/>8</text:p>
          <text:p text:style-name="P65">2.1 What Is A Mathematics Computing Environment?<text:tab/>8</text:p>
          <text:p text:style-name="P65">2.2 What Is MathRider?<text:tab/>9</text:p>
          <text:p text:style-name="P65">2.3 What Inspired The Creation Of Mathrider?<text:tab/>10</text:p>
          <text:p text:style-name="P59">3 Downloading And Installing MathRider<text:tab/>12</text:p>
          <text:p text:style-name="P65">3.1 Installing Sun's Java Implementation<text:tab/>12</text:p>
          <text:p text:style-name="P67">3.1.1 Installing Java On A Windows PC<text:tab/>12</text:p>
          <text:p text:style-name="P67">3.1.2 Installing Java On A Macintosh<text:tab/>12</text:p>
          <text:p text:style-name="P67">3.1.3 Installing Java On A Linux PC<text:tab/>12</text:p>
          <text:p text:style-name="P65">3.2 Downloading And Extracting<text:tab/>13</text:p>
          <text:p text:style-name="P67">3.2.1 Extracting The Archive File For Windows Users<text:tab/>14</text:p>
          <text:p text:style-name="P67">3.2.2 Extracting The Archive File For Unix Users<text:tab/>14</text:p>
          <text:p text:style-name="P65">3.3 MathRider's Directory Structure &amp; Execution Instructions<text:tab/>14</text:p>
          <text:p text:style-name="P67">3.3.1 Executing MathRider On Windows Systems<text:tab/>15</text:p>
          <text:p text:style-name="P67">3.3.2 Executing MathRider On Unix Systems<text:tab/>15</text:p>
          <text:p text:style-name="P66">3.3.2.1 MacOS X<text:tab/>15</text:p>
          <text:p text:style-name="P59">4 The Graphical User Interface<text:tab/>16</text:p>
          <text:p text:style-name="P65">4.1 Buffers And Text Areas<text:tab/>16</text:p>
          <text:p text:style-name="P65">4.2 The Gutter<text:tab/>16</text:p>
          <text:p text:style-name="P65">4.3 Menus<text:tab/>16</text:p>
          <text:p text:style-name="P67">4.3.1 File<text:tab/>17</text:p>
          <text:p text:style-name="P67">4.3.2 Edit<text:tab/>17</text:p>
          <text:p text:style-name="P67">4.3.3 Search<text:tab/>17</text:p>
          <text:p text:style-name="P67">4.3.4 Markers, Folding, and View<text:tab/>18</text:p>
          <text:p text:style-name="P67">4.3.5 Utilities<text:tab/>18</text:p>
          <text:p text:style-name="P67">4.3.6 Macros<text:tab/>18</text:p>
          <text:p text:style-name="P67">4.3.7 Plugins<text:tab/>18</text:p>
          <text:p text:style-name="P67">4.3.8 Help<text:tab/>18</text:p>
          <text:p text:style-name="P65">4.4 The Toolbar<text:tab/>18</text:p>
          <text:p text:style-name="P59">5 MathPiper: A Computer Algebra System For Beginners<text:tab/>20</text:p>
          <text:p text:style-name="P65">5.1 Numeric Vs. Symbolic Computations<text:tab/>20</text:p>
          <text:p text:style-name="P65">5.2 Using The MathPiper Console As A Numeric (Scientific) Calculator<text:tab/>20</text:p>
          <text:p text:style-name="P67">5.2.1 Functions<text:tab/>22</text:p>
          <text:p text:style-name="P67"><text:soft-page-break/>5.2.2 Accessing Previous Input And Results<text:tab/>23</text:p>
          <text:p text:style-name="P67">5.2.3 Syntax Errors<text:tab/>23</text:p>
          <text:p text:style-name="P65">5.3 Using The MathPiper Console As A Symbolic Calculator<text:tab/>24</text:p>
          <text:p text:style-name="P67">5.3.1 Variables<text:tab/>24</text:p>
          <text:p text:style-name="P66">5.3.1.1 Calculating With Unbound Variables<text:tab/>25</text:p>
          <text:p text:style-name="P66">5.3.1.2 Variable And Function Names Are Case Sensitive<text:tab/>27</text:p>
          <text:p text:style-name="P66">5.3.1.3 Using More Than One Variable<text:tab/>27</text:p>
          <text:p text:style-name="P65">5.4 Exercises<text:tab/>28</text:p>
          <text:p text:style-name="P67">5.4.1 Exercise 1<text:tab/>28</text:p>
          <text:p text:style-name="P67">5.4.2 Exercise 2<text:tab/>28</text:p>
          <text:p text:style-name="P67">5.4.3 Exercise 3<text:tab/>28</text:p>
          <text:p text:style-name="P59">6 The MathPiper Documentation Plugin<text:tab/>30</text:p>
          <text:p text:style-name="P65">6.1 Function List<text:tab/>30</text:p>
          <text:p text:style-name="P65">6.2 Mini Web Browser Interface<text:tab/>30</text:p>
          <text:p text:style-name="P65">6.3 Exercises<text:tab/>31</text:p>
          <text:p text:style-name="P67">6.3.1 Exercise 1<text:tab/>31</text:p>
          <text:p text:style-name="P67">6.3.2 Exercise 2<text:tab/>31</text:p>
          <text:p text:style-name="P59">7 Using MathRider As A Programmer's Text Editor<text:tab/>32</text:p>
          <text:p text:style-name="P65">7.1 Creating, Opening, Saving, And Closing Text Files<text:tab/>32</text:p>
          <text:p text:style-name="P65">7.2 Editing Files<text:tab/>32</text:p>
          <text:p text:style-name="P65">7.3 File Modes<text:tab/>32</text:p>
          <text:p text:style-name="P65">7.4 Exercises<text:tab/>33</text:p>
          <text:p text:style-name="P67">7.4.1 Exercise 1<text:tab/>33</text:p>
          <text:p text:style-name="P59">8 MathRider Worksheet Files<text:tab/>34</text:p>
          <text:p text:style-name="P65">8.1 Code Folds<text:tab/>34</text:p>
          <text:p text:style-name="P67">8.1.1 The Description Attribute<text:tab/>35</text:p>
          <text:p text:style-name="P65">8.2 Automatically Inserting Folds &amp; Removing Unpreserved Folds<text:tab/>35</text:p>
          <text:p text:style-name="P65">8.3 Exercises<text:tab/>36</text:p>
          <text:p text:style-name="P67">8.3.1 Exercise 1<text:tab/>36</text:p>
          <text:p text:style-name="P67">8.3.2 Exercise 2<text:tab/>36</text:p>
          <text:p text:style-name="P67">8.3.3 Exercise 3<text:tab/>36</text:p>
          <text:p text:style-name="P67">8.3.4 Exercise 4<text:tab/>36</text:p>
          <text:p text:style-name="P59">9 MathPiper Programming Fundamentals<text:tab/>37</text:p>
          <text:p text:style-name="P65">9.1 Values and Expressions<text:tab/>37</text:p>
          <text:p text:style-name="P65">9.2 Operators<text:tab/>37</text:p>
          <text:p text:style-name="P65">9.3 Operator Precedence<text:tab/>38</text:p>
          <text:p text:style-name="P65">9.4 Changing The Order Of Operations In An Expression<text:tab/>39</text:p>
          <text:p text:style-name="P65">9.5 Functions &amp; Function Names<text:tab/>40</text:p>
          <text:p text:style-name="P65">9.6 Functions That Produce Side Effects<text:tab/>40</text:p>
          <text:p text:style-name="P67">9.6.1 The Echo(), Write(), and NewLine() Functions<text:tab/>41</text:p>
          <text:p text:style-name="P66">9.6.1.1 Echo()<text:tab/>41</text:p>
          <text:p text:style-name="P66"><text:soft-page-break/>9.6.1.2 Write()<text:tab/>43</text:p>
          <text:p text:style-name="P66">9.6.1.3 NewLine()<text:tab/>44</text:p>
          <text:p text:style-name="P65">9.7 Expressions Are Separated By Semicolons<text:tab/>44</text:p>
          <text:p text:style-name="P67">9.7.1 Placing More Than One Expression On A Line In A Fold<text:tab/>45</text:p>
          <text:p text:style-name="P67">9.7.2 Placing More Than One Expression On A Line In The Console Using A Code Block<text:tab/>46</text:p>
          <text:p text:style-name="P65">9.8 Strings<text:tab/>46</text:p>
          <text:p text:style-name="P67">9.8.1 The MathPiper Console and MathPiper Folds Can Access The Same Variables<text:tab/>47</text:p>
          <text:p text:style-name="P67">9.8.2 Using Strings To Make Echo's Output Easier To Read<text:tab/>47</text:p>
          <text:p text:style-name="P67">9.8.3 Accessing The Individual Letters In A String<text:tab/>48</text:p>
          <text:p text:style-name="P65">9.9 Comments<text:tab/>48</text:p>
          <text:p text:style-name="P65">9.10 Exercises<text:tab/>50</text:p>
          <text:p text:style-name="P67">9.10.1 Exercise 1<text:tab/>50</text:p>
          <text:p text:style-name="P67">9.10.2 Exercise 2<text:tab/>50</text:p>
          <text:p text:style-name="P67">9.10.3 Exercise 3<text:tab/>50</text:p>
          <text:p text:style-name="P67">9.10.4 Exercise 4<text:tab/>51</text:p>
          <text:p text:style-name="P67">9.10.5 Exercise 5<text:tab/>51</text:p>
          <text:p text:style-name="P67">9.10.6 Exercise 6<text:tab/>51</text:p>
          <text:p text:style-name="P59">10 Rectangular Selection Mode And Text Area Splitting<text:tab/>53</text:p>
          <text:p text:style-name="P65">10.1 Rectangular Selection Mode<text:tab/>53</text:p>
          <text:p text:style-name="P65">10.2 Text area splitting<text:tab/>53</text:p>
          <text:p text:style-name="P59">11 Working With Random Integers<text:tab/>54</text:p>
          <text:p text:style-name="P65">11.1 Obtaining Nonnegative Random Integers With The RandomInteger() Function<text:tab/>54</text:p>
          <text:p text:style-name="P65">11.2 Simulating The Rolling Of Dice<text:tab/>56</text:p>
          <text:p text:style-name="P59">12 Making Decisions<text:tab/>57</text:p>
          <text:p text:style-name="P65">12.1 Conditional Operators<text:tab/>57</text:p>
          <text:p text:style-name="P65">12.2 Predicate Expressions<text:tab/>60</text:p>
          <text:p text:style-name="P65">12.3 Exercises<text:tab/>60</text:p>
          <text:p text:style-name="P67">12.3.1 Exercise 1<text:tab/>60</text:p>
          <text:p text:style-name="P67">12.3.2 Exercise 2<text:tab/>61</text:p>
          <text:p text:style-name="P65">12.4 Making Decisions With The If() Function &amp; Predicate Expressions<text:tab/>61</text:p>
          <text:p text:style-name="P67">12.4.1 If() Functions Which Include An "Else" Parameter<text:tab/>62</text:p>
          <text:p text:style-name="P65">12.5 Exercises<text:tab/>63</text:p>
          <text:p text:style-name="P67">12.5.1 Exercise 1<text:tab/>63</text:p>
          <text:p text:style-name="P65">12.6 The And(), Or(), &amp; Not() Boolean Functions &amp; Infix Notation<text:tab/>63</text:p>
          <text:p text:style-name="P67">12.6.1 And()<text:tab/>63</text:p>
          <text:p text:style-name="P67">12.6.2 Or()<text:tab/>65</text:p>
          <text:p text:style-name="P67">12.6.3 Not() &amp; Prefix Notation<text:tab/>66</text:p>
          <text:p text:style-name="P65">12.7 Exercises<text:tab/>67</text:p>
          <text:p text:style-name="P67"><text:soft-page-break/>12.7.1 Exercise 1<text:tab/>67</text:p>
          <text:p text:style-name="P67">12.7.2 Exercise 2<text:tab/>68</text:p>
          <text:p text:style-name="P59">13 The While() Looping Function &amp; Bodied Notation<text:tab/>69</text:p>
          <text:p text:style-name="P65">13.1 Printing The Integers From 1 to 10<text:tab/>69</text:p>
          <text:p text:style-name="P65">13.2 Printing The Integers From 1 to 100<text:tab/>71</text:p>
          <text:p text:style-name="P65">13.3 Printing The Odd Integers From 1 To 99<text:tab/>71</text:p>
          <text:p text:style-name="P65">13.4 Printing The Integers From 1 To 100 In Reverse Order<text:tab/>72</text:p>
          <text:p text:style-name="P65">13.5 Expressions Inside Of Code Blocks Are Indented<text:tab/>73</text:p>
          <text:p text:style-name="P65">13.6 Long-Running Loops, Infinite Loops, &amp; Interrupting Execution<text:tab/>73</text:p>
          <text:p text:style-name="P65">13.7 A Program That Simulates Rolling Two Dice 50 Times<text:tab/>74</text:p>
          <text:p text:style-name="P65">13.8 Exercises<text:tab/>76</text:p>
          <text:p text:style-name="P67">13.8.1 Exercise 1<text:tab/>76</text:p>
          <text:p text:style-name="P67">13.8.2 Exercise 2<text:tab/>76</text:p>
          <text:p text:style-name="P67">13.8.3 Exercise 3<text:tab/>76</text:p>
          <text:p text:style-name="P59">14 Predicate Functions<text:tab/>77</text:p>
          <text:p text:style-name="P65">14.1 Finding Prime Numbers With A Loop<text:tab/>78</text:p>
          <text:p text:style-name="P65">14.2 Finding The Length Of A String With The Length() Function<text:tab/>80</text:p>
          <text:p text:style-name="P65">14.3 <text:s/>Converting Numbers To Strings With The String() Function<text:tab/>81</text:p>
          <text:p text:style-name="P65">14.4 Finding Prime Numbers Which End With 7 (And Multi-line Function Calls)<text:tab/>81</text:p>
          <text:p text:style-name="P65">14.5 Exercises<text:tab/>83</text:p>
          <text:p text:style-name="P67">14.5.1 Exercise 1<text:tab/>83</text:p>
          <text:p text:style-name="P67">14.5.2 Exercise 2<text:tab/>83</text:p>
          <text:p text:style-name="P59">15 Lists: Values That Hold Sequences Of Expressions<text:tab/>84</text:p>
          <text:p text:style-name="P65">15.1 Append() &amp; Nondestructive List Operations<text:tab/>85</text:p>
          <text:p text:style-name="P65">15.2 Using While Loops With Lists <text:tab/>86</text:p>
          <text:p text:style-name="P67">15.2.1 Using A While Loop And Append() To Place Values In A List<text:tab/>88</text:p>
          <text:p text:style-name="P65">15.3 Exercises<text:tab/>89</text:p>
          <text:p text:style-name="P67">15.3.1 Exercise 1<text:tab/>89</text:p>
          <text:p text:style-name="P67">15.3.2 Exercise 2<text:tab/>89</text:p>
          <text:p text:style-name="P67">15.3.3 Exercise 3<text:tab/>89</text:p>
          <text:p text:style-name="P65">15.4 The ForEach() Looping Function<text:tab/>89</text:p>
          <text:p text:style-name="P65">15.5 Print All The Values In A List Using A ForEach() function<text:tab/>89</text:p>
          <text:p text:style-name="P65">15.6 Calculate The Sum Of The Numbers In A List Using ForEach()<text:tab/>90</text:p>
          <text:p text:style-name="P65">15.7 The .. Range Operator<text:tab/>91</text:p>
          <text:p text:style-name="P65">15.8 Using ForEach() With The Range Operator To Print The Prime Numbers Between 1 And 100<text:tab/>92</text:p>
          <text:p text:style-name="P67">15.8.1 Using ForEach() And The Range Operator To Place The Prime Numbers Between 1 And 50 Into A List<text:tab/>93</text:p>
          <text:p text:style-name="P67">15.8.2 Exercises<text:tab/>94</text:p>
          <text:p text:style-name="P67">15.8.3 Exercise 1<text:tab/>94</text:p>
          <text:p text:style-name="P67"><text:soft-page-break/>15.8.4 Exercise 2<text:tab/>94</text:p>
          <text:p text:style-name="P67">15.8.5 Exercise 3<text:tab/>94</text:p>
          <text:p text:style-name="P67">15.8.6 Exercise 4<text:tab/>94</text:p>
          <text:p text:style-name="P59">16 Functions &amp; Operators Which Loop Internally To Process Lists<text:tab/>95</text:p>
          <text:p text:style-name="P65">16.1 TableForm()<text:tab/>95</text:p>
          <text:p text:style-name="P65">16.2 Contains()<text:tab/>95</text:p>
          <text:p text:style-name="P65">16.3 Find()<text:tab/>96</text:p>
          <text:p text:style-name="P65">16.4 Count()<text:tab/>96</text:p>
          <text:p text:style-name="P65">16.5 Select()<text:tab/>97</text:p>
          <text:p text:style-name="P65">16.6 The Nth() Function &amp; The [] Operator<text:tab/>97</text:p>
          <text:p text:style-name="P65">16.7 The : Prepend Operator<text:tab/>98</text:p>
          <text:p text:style-name="P65">16.8 Concat()<text:tab/>98</text:p>
          <text:p text:style-name="P65">16.9 Insert(), Delete(), &amp; Replace()<text:tab/>98</text:p>
          <text:p text:style-name="P65">16.10 Take() <text:tab/>99</text:p>
          <text:p text:style-name="P65">16.11 Drop()<text:tab/>100</text:p>
          <text:p text:style-name="P65">16.12 FillList()<text:tab/>100</text:p>
          <text:p text:style-name="P65">16.13 RemoveDuplicates()<text:tab/>101</text:p>
          <text:p text:style-name="P65">16.14 Reverse()<text:tab/>101</text:p>
          <text:p text:style-name="P65">16.15 Partition()<text:tab/>101</text:p>
          <text:p text:style-name="P65">16.16 Functions That Work With Integers<text:tab/>102</text:p>
          <text:p text:style-name="P67">16.16.1 RandomIntegerVector()<text:tab/>102</text:p>
          <text:p text:style-name="P67">16.16.2 Max() &amp; Min()<text:tab/>102</text:p>
          <text:p text:style-name="P67">16.16.3 Div() &amp; Mod()<text:tab/>103</text:p>
          <text:p text:style-name="P67">16.16.4 Gcd()<text:tab/>104</text:p>
          <text:p text:style-name="P67">16.16.5 Lcm()<text:tab/>104</text:p>
          <text:p text:style-name="P67">16.16.6 Add()<text:tab/>105</text:p>
          <text:p text:style-name="P67">16.16.7 Factorize()<text:tab/>105</text:p>
          <text:p text:style-name="P59">17 User Defined Functions<text:tab/>106</text:p>
          <text:p text:style-name="P65">17.1 Global Variables, Local Variables, &amp; Local()<text:tab/>107</text:p>
          <text:p text:style-name="P65">17.2 Applying Functions To List Members<text:tab/>109</text:p>
          <text:p text:style-name="P67">17.2.1 Table() <text:tab/>109</text:p>
        </text:index-body>
      </text:table-of-content>
      <text:p text:style-name="Standard"><text:bookmark-end text:name="DDE_LINK22"/></text:p>
      <text:h text:style-name="P6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3"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1"><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1"><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5"><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3">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7"> </text:span><text:span text:style-name="T38">(along </text:span><text:soft-page-break/><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3">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3"/>
      <text:p text:style-name="P43">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text:soft-page-break/></text:p>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9">%mathpiper</text:span></text:p>
      <text:p text:style-name="P24"><text:s/>2:</text:p>
      <text:p text:style-name="P23"><text:span text:style-name="T14"><text:s/>3:</text:span><text:span text:style-name="T17">2 + 3</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text:span text:style-name="T20"> <text:s text:c="5"/>Result:</text:span> 5</text:p>
      <text:p text:style-name="P35"><text:span text:style-name="T14"><text:s/>9:</text:span><text:span text:style-name="T20">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9">%mathpiper,description="Add two numbers together."</text:span></text:p>
      <text:p text:style-name="P24"><text:s/>2:</text:p>
      <text:p text:style-name="P23"><text:span text:style-name="T14"><text:s/>3:</text:span><text:span text:style-name="T18">2 + 3</text:span>;</text:p>
      <text:p text:style-name="P24"><text:s/>4:</text:p>
      <text:p text:style-name="P34"><text:span text:style-name="T31"><text:s/>5:</text:span><text:span text:style-name="T30">%/mathpiper</text:span></text:p>
      <text:p text:style-name="P44"><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0">3</text:span> </text:p>
      <text:p text:style-name="Text_20_body">represents the number three, the value:</text:p>
      <text:p text:style-name="P49"><text:span text:style-name="T22">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8">^<text:tab/>Exponents are evaluated right to left.</text:p>
      <text:p text:style-name="P55"><text:soft-page-break/>*,%,/<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1"><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3">8</text:span></text:p>
      <text:p text:style-name="P31">5 + <text:span text:style-name="T23">126</text:span><text:span text:style-name="T9">/</text:span>18 - 8</text:p>
      <text:p text:style-name="P31">5 <text:span text:style-name="T9">+</text:span> <text:span text:style-name="T23">7</text:span> - 8</text:p>
      <text:p text:style-name="P31"><text:span text:style-name="T23">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3">8</text:span> in the expression below it. <text:s/>In the second expression, the <text:span text:style-name="T9">*</text:span> operator is executed next, and so on. <text:s/>The last expression shows that the final result after all of the operators have been evaluated is <text:span text:style-name="T23">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9">%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4"><text:span text:style-name="T14">18:</text:span> <text:s text:c="3"/><text:span text:style-name="T20">%/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3</text:p>
      <text:p text:style-name="P33"><text:span text:style-name="T12">11:</text:span><text:span text:style-name="T10"> <text:s text:c="3"/></text:span><text:span text:style-name="T20">%/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9">%/mathpiper</text:span><text:bookmark-end text:name="DDE_LINK32"/><text:bookmark-end text:name="DDE_LINK29"/></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3"><text:span text:style-name="T12">21:</text:span><text:span text:style-name="T10"> <text:s text:c="3"/></text:span><text:span text:style-name="T20">%/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9">%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oft-page-break/><text:span text:style-name="T14">13:</text:span> <text:s text:c="5"/></text:p>
      <text:p text:style-name="P23"><text:span text:style-name="T14">14:</text:span> <text:s text:c="5"/><text:span text:style-name="T34">Side Effects:</text:span></text:p>
      <text:p text:style-name="P23"><text:span text:style-name="T14">15:</text:span> <text:s text:c="5"/>1 3 6</text:p>
      <text:p text:style-name="P34"><text:span text:style-name="T14">16:</text:span> <text:s text:c="3"/><text:span text:style-name="T20">%/output</text:span></text:p>
      <text:p text:style-name="P37">Write() and Echo() have other differences besides the one discussed here and more information about them can be found in the documentation for these functions.</text:p>
      <text:h text:style-name="Heading_20_4" text:outline-level="4">NewLine()</text:h>
      <text:p text:style-name="P37">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3"><text:span text:style-name="T14"><text:s/>5:</text:span><text:span text:style-name="T16">NewLine</text:span><text:span text:style-name="T5">()</text:span>;</text:p>
      <text:p text:style-name="P24"><text:s/>6:</text:p>
      <text:p text:style-name="P23"><text:span text:style-name="T14"><text:s/>7:</text:span>b <text:span text:style-name="T5">:=</text:span> <text:span text:style-name="T8">2</text:span>;</text:p>
      <text:p text:style-name="P23"><text:span text:style-name="T14"><text:s/>8:</text:span><text:span text:style-name="T15">Echo</text:span><text:span text:style-name="T5">(</text:span>b<text:span text:style-name="T5">)</text:span>;</text:p>
      <text:p text:style-name="P23"><text:span text:style-name="T14"><text:s/>9:</text:span><text:span text:style-name="T16">NewLine</text:span><text:span text:style-name="T5">()</text:span>;</text:p>
      <text:p text:style-name="P24">10:</text:p>
      <text:p text:style-name="P23"><text:span text:style-name="T14">11:</text:span>c <text:span text:style-name="T5">:=</text:span> <text:span text:style-name="T8">3</text:span>;</text:p>
      <text:p text:style-name="P23"><text:span text:style-name="T14">12:</text:span><text:span text:style-name="T15">Echo</text:span><text:span text:style-name="T5">(</text:span>c<text:span text:style-name="T5">)</text:span>;</text:p>
      <text:p text:style-name="P24">13:</text:p>
      <text:p text:style-name="P23"><text:span text:style-name="T14">14:</text:span><text:span text:style-name="T29">%/mathpiper</text:span><text:bookmark-end text:name="DDE_LINK321"/><text:bookmark-end text:name="DDE_LINK292"/></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text:p>
      <text:p text:style-name="P24">21:</text:p>
      <text:p text:style-name="P23"><text:span text:style-name="T14">22:</text:span> <text:s text:c="5"/>2 </text:p>
      <text:p text:style-name="P24">23:</text:p>
      <text:p text:style-name="P23"><text:span text:style-name="T14">24:</text:span> <text:s text:c="5"/>3</text:p>
      <text:p text:style-name="P33"><text:span text:style-name="T12">25:</text:span><text:span text:style-name="T10"> <text:s text:c="3"/></text:span><text:span text:style-name="T20">%/output</text:span></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oft-page-break/><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bookmark-start text:name="DDE_LINK30"/>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bookmark-end text:name="DDE_LINK30"/></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4"><text:span text:style-name="T14">14:</text:span><text:span text:style-name="T20">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9">%/mathpiper</text:span></text:p>
      <text:p text:style-name="P24"><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2">14:</text:span><text:span text:style-name="T20"> <text:s text:c="3"/>%/output</text:span></text:p>
      <text:h text:style-name="Heading_20_3" text:outline-level="3"><text:bookmark-start text:name="DDE_LINK33"/><text:soft-page-break/>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3">Code blocks are very powerful and we will be discussing them further in later sections.</text:p>
      <text:h text:style-name="Heading_20_2" text:outline-level="2">Strings</text:h>
      <text:p text:style-name="Text_20_body">A <text:span text:style-name="T6">string</text:span> is a <text:span text:style-name="T6">value</text:span> that is used to hold text-based information. <text:s/>The typical <text:soft-page-break/>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9">%mathpiper</text:span></text:p>
      <text:p text:style-name="P24"><text:s/>2:</text:p>
      <text:p text:style-name="P23"><text:span text:style-name="T14"><text:s/>3:</text:span><text:bookmark-start text:name="DDE_LINK3"/>a <text:span text:style-name="T5">:=</text:span> <text:span text:style-name="T17">"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9">%/mathpiper</text:span></text:p>
      <text:p text:style-name="P24"><text:s/>7:</text:p>
      <text:p text:style-name="P23"><text:span text:style-name="T14"><text:s/>8:</text:span> <text:s text:c="3"/><text:span text:style-name="T20">%output,preserve="false"</text:span></text:p>
      <text:p text:style-name="P23"><text:span text:style-name="T14"><text:s/>9:</text:span> <text:s text:c="5"/><text:span text:style-name="T20">Result:</text:span> True</text:p>
      <text:p text:style-name="P23"><text:span text:style-name="T14">10:</text:span> <text:s text:c="5"/></text:p>
      <text:p text:style-name="P23"><text:span text:style-name="T14">11:</text:span> <text:s text:c="5"/><text:span text:style-name="T34">Side Effects:</text:span></text:p>
      <text:p text:style-name="P23"><text:span text:style-name="T14">12:</text:span> <text:s text:c="5"/>Hello, I am a string.</text:p>
      <text:p text:style-name="P34"><text:span text:style-name="T14">13:</text:span> <text:s text:c="3"/><text:span text:style-name="T20">%/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9">"Variable a: "</text:span><text:span text:style-name="T5">, </text:span>a<text:span text:style-name="T5">)</text:span>;</text:p>
      <text:p text:style-name="P24"><text:s/>5:</text:p>
      <text:p text:style-name="P23"><text:soft-page-break/><text:span text:style-name="T14"><text:s/>6:</text:span>b <text:span text:style-name="T5">:=</text:span> <text:span text:style-name="T8">2</text:span>;</text:p>
      <text:p text:style-name="P23"><text:span text:style-name="T14"><text:s/>7:</text:span><text:span text:style-name="T15">Echo</text:span><text:span text:style-name="T5">(</text:span><text:span text:style-name="T19">"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9">"Variable c: "</text:span><text:span text:style-name="T5">, </text:span>c<text:span text:style-name="T5">)</text:span>;</text:p>
      <text:p text:style-name="P24">11:</text:p>
      <text:p text:style-name="P23"><text:span text:style-name="T14">12:</text:span><text:span text:style-name="T29">%/mathpiper</text:span><text:bookmark-end text:name="DDE_LINK291"/></text:p>
      <text:p text:style-name="P24">13:</text:p>
      <text:p text:style-name="P23"><text:span text:style-name="T14">14:</text:span> <text:s text:c="3"/><text:span text:style-name="T20">%output,preserve="false"</text:span></text:p>
      <text:p text:style-name="P23"><text:span text:style-name="T14">15:</text:span> <text:s text:c="5"/><text:span text:style-name="T20">Result:</text:span> True</text:p>
      <text:p text:style-name="P23"><text:span text:style-name="T14">16:</text:span> <text:s text:c="5"/></text:p>
      <text:p text:style-name="P23"><text:span text:style-name="T14">17:</text:span> <text:s text:c="5"/><text:span text:style-name="T34">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3"><text:span text:style-name="T12">21:</text:span><text:span text:style-name="T10"> <text:s text:c="3"/></text:span><text:span text:style-name="T20">%/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text:soft-page-break/>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9">%mathpiper</text:span></text:p>
      <text:p text:style-name="P23"><text:span text:style-name="T14"><text:s/>2:</text:span><text:span text:style-name="T26">//This is a comment.</text:span></text:p>
      <text:p text:style-name="P24"><text:s/>3:</text:p>
      <text:p text:style-name="P23"><text:span text:style-name="T14"><text:s/>4:</text:span>x <text:span text:style-name="T5">:=</text:span> <text:span text:style-name="T8">2</text:span>; <text:span text:style-name="T26">//Set the variable x equal to 2.</text:span></text:p>
      <text:p text:style-name="P24"><text:s/>5:</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2</text:p>
      <text:p text:style-name="P33"><text:span text:style-name="T12">11:</text:span><text:span text:style-name="T10"> <text:s text:c="3"/></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text:span></text:p>
      <text:p text:style-name="P23"><text:span text:style-name="T14"><text:s/>4:</text:span><text:span text:style-name="T25"> </text:span><text:span text:style-name="T26">This is a longer comment and it uses</text:span></text:p>
      <text:p text:style-name="P23"><text:span text:style-name="T14"><text:s/>5:</text:span><text:span text:style-name="T25"> </text:span><text:span text:style-name="T26">more than one line. The following</text:span></text:p>
      <text:p text:style-name="P23"><text:span text:style-name="T14"><text:s/>6:</text:span><text:span text:style-name="T25"> </text:span><text:span text:style-name="T26">code assigns the number 3 to variable</text:span></text:p>
      <text:p text:style-name="P23"><text:span text:style-name="T14"><text:s/>7:</text:span><text:span text:style-name="T25"> </text:span><text:span text:style-name="T26">x and then returns it as a result.</text:span></text:p>
      <text:p text:style-name="P23"><text:span text:style-name="T14"><text:s/>8:</text:span><text:span text:style-name="T26">*/</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9">%/mathpiper</text:span></text:p>
      <text:p text:style-name="P24">13:</text:p>
      <text:p text:style-name="P23"><text:span text:style-name="T14">14:</text:span> <text:s text:c="3"/><text:span text:style-name="T20">%output,preserve="false"</text:span></text:p>
      <text:p text:style-name="P23"><text:span text:style-name="T14">15:</text:span> <text:s text:c="5"/><text:span text:style-name="T20">Result:</text:span> 3</text:p>
      <text:p text:style-name="P34"><text:span text:style-name="T21">16:</text:span><text:span text:style-name="T20"> <text:s text:c="3"/>%/output</text:span></text:p>
      <text:h text:style-name="Heading_20_2" text:outline-level="2"><text:soft-page-break/>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9">%mathpiper,description="Exercise 1"</text:span></text:p>
      <text:p text:style-name="P24"><text:s/>2:</text:p>
      <text:p text:style-name="P23"><text:span text:style-name="T14"><text:s/>3:</text:span><text:span text:style-name="T27">//Sample fold.</text:span></text:p>
      <text:p text:style-name="P24"><text:s/>4:</text:p>
      <text:p text:style-name="P34"><text:span text:style-name="T31"><text:s/>5:</text:span><text:span text:style-name="T30">%/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text:soft-page-break/>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text:soft-page-break/></text:p>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51"><text:span text:style-name="T13">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9"><text:s text:c="2"/>x = y</text:p>
          </table:table-cell>
          <table:table-cell table:style-name="Table2.B2" office:value-type="string">
            <text:p text:style-name="P3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9"><text:s text:c="2"/>x != y</text:p>
          </table:table-cell>
          <table:table-cell table:style-name="Table2.B2" office:value-type="string">
            <text:p text:style-name="P38">Returns <text:span text:style-name="T6">True</text:span> if the values are not equal and <text:span text:style-name="T6">False</text:span> if they are equal.</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
      <text:p text:style-name="Preformatted_20_Text"><text:soft-page-break/>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2:</text:span><text:span text:style-name="T26">//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7">"= "</text:span>, y, <text:span text:style-name="T17">":"</text:span>, x <text:span text:style-name="T5">=</text:span> y<text:span text:style-name="T5">)</text:span>;</text:p>
      <text:p text:style-name="P23"><text:span text:style-name="T14"><text:s/>7:</text:span><text:span text:style-name="T15">Echo</text:span><text:span text:style-name="T5">(</text:span>x, <text:span text:style-name="T17">"!= "</text:span>, y, <text:span text:style-name="T17">":"</text:span>, x <text:span text:style-name="T5">!=</text:span> y);</text:p>
      <text:p text:style-name="P23"><text:span text:style-name="T14"><text:s/>8:</text:span><text:span text:style-name="T15">Echo</text:span><text:span text:style-name="T5">(</text:span>x, <text:span text:style-name="T17">"&lt; "</text:span>, y, <text:span text:style-name="T17">":"</text:span>, x <text:span text:style-name="T5">&lt;</text:span> y);</text:p>
      <text:p text:style-name="P23"><text:span text:style-name="T14"><text:s/>9:</text:span><text:span text:style-name="T15">Echo</text:span><text:span text:style-name="T5">(</text:span>x, <text:span text:style-name="T17">"&lt;= "</text:span>, y, <text:span text:style-name="T17">":"</text:span>, x <text:span text:style-name="T5">&lt;=</text:span> y);</text:p>
      <text:p text:style-name="P23"><text:span text:style-name="T14">10:</text:span><text:span text:style-name="T15">Echo</text:span><text:span text:style-name="T5">(</text:span>x, <text:span text:style-name="T17">"&gt; "</text:span>, y, <text:span text:style-name="T17">":"</text:span>, x <text:span text:style-name="T5">&gt;</text:span> y);</text:p>
      <text:p text:style-name="P23"><text:span text:style-name="T14">11:</text:span><text:span text:style-name="T15">Echo</text:span><text:span text:style-name="T5">(</text:span>x, <text:span text:style-name="T17">"&gt;= "</text:span>, y, <text:span text:style-name="T17">":"</text:span>, x <text:span text:style-name="T5">&gt;=</text:span> y);</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4"><text:bookmark-start text:name="DDE_LINK4"/><text:span text:style-name="T14">25:</text:span> <text:s text:c="3"/><text:span text:style-name="T20">%/output</text:span><text:bookmark-end text:name="DDE_LINK4"/></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5"> <text:s text:c="3"/></text:span><text:span text:style-name="T26">// Example 2.</text:span></text:p>
      <text:p text:style-name="P23"><text:span text:style-name="T14"><text:s/>4:</text:span><text:span text:style-name="T25"> <text:s text:c="3"/></text:span>x <text:span text:style-name="T5">:=</text:span> <text:span text:style-name="T8">2</text:span>;</text:p>
      <text:p text:style-name="P23"><text:span text:style-name="T14"><text:s/>5:</text:span><text:span text:style-name="T25"> <text:s text:c="3"/></text:span>y <text:span text:style-name="T5">:=</text:span> <text:span text:style-name="T8">2</text:span>; <text:s/></text:p>
      <text:p text:style-name="P24"><text:s/>6:</text:p>
      <text:p text:style-name="P23"><text:span text:style-name="T14"><text:s/>7:</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8:</text:span><text:span text:style-name="T25"> <text:s text:c="3"/></text:span><text:span text:style-name="T15">Echo</text:span><text:span text:style-name="T5">(</text:span>x, <text:span text:style-name="T17">"!= "</text:span>, y, <text:span text:style-name="T17">":"</text:span>, x <text:span text:style-name="T5">!=</text:span> y<text:span text:style-name="T6">)</text:span>;</text:p>
      <text:p text:style-name="P23"><text:span text:style-name="T14"><text:s/>9:</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0:</text:span><text:span text:style-name="T25"> <text:s text:c="3"/></text:span><text:span text:style-name="T15">Echo</text:span><text:span text:style-name="T5">(</text:span>x, <text:span text:style-name="T17">"&lt;= "</text:span>, y, <text:span text:style-name="T17">":"</text:span>, x <text:span text:style-name="T5">&lt;=</text:span> y<text:span text:style-name="T6">)</text:span>;</text:p>
      <text:p text:style-name="P23"><text:span text:style-name="T14">11:</text:span><text:span text:style-name="T25"> <text:s text:c="3"/></text:span><text:span text:style-name="T15">Echo</text:span><text:span text:style-name="T5">(</text:span>x, <text:span text:style-name="T17">"&gt; "</text:span>, y, <text:span text:style-name="T17">":"</text:span>, x <text:span text:style-name="T5">&gt;</text:span> y<text:span text:style-name="T6">)</text:span>;</text:p>
      <text:p text:style-name="P23"><text:span text:style-name="T14">12:</text:span><text:span text:style-name="T25"> <text:s text:c="3"/></text:span><text:span text:style-name="T15">Echo</text:span><text:span text:style-name="T5">(</text:span>x, <text:span text:style-name="T17">"&gt;= "</text:span>, y, <text:span text:style-name="T17">":"</text:span>, x <text:span text:style-name="T5">&gt;=</text:span> y<text:span text:style-name="T5">)</text:span>;</text:p>
      <text:p text:style-name="P24"><text:soft-page-break/>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4"><text:span text:style-name="T14">25:</text:span> <text:s text:c="3"/><text:span text:style-name="T20">%/output</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26">//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7">"= "</text:span>, y, <text:span text:style-name="T17">":"</text:span>, x <text:span text:style-name="T5">=</text:span> y<text:span text:style-name="T5">)</text:span>;</text:p>
      <text:p text:style-name="P23"><text:span text:style-name="T14"><text:s/>8:</text:span><text:span text:style-name="T15">Echo</text:span><text:span text:style-name="T5">(</text:span>x, <text:span text:style-name="T17">"!= "</text:span>, y, <text:span text:style-name="T17">":"</text:span>, x <text:span text:style-name="T5">!=</text:span> y<text:span text:style-name="T5">)</text:span>;</text:p>
      <text:p text:style-name="P23"><text:span text:style-name="T14"><text:s/>9:</text:span><text:span text:style-name="T15">Echo</text:span><text:span text:style-name="T5">(</text:span>x, <text:span text:style-name="T17">"&lt; "</text:span>, y, <text:span text:style-name="T17">":"</text:span>, x <text:span text:style-name="T5">&lt;</text:span> y<text:span text:style-name="T5">)</text:span>;</text:p>
      <text:p text:style-name="P23"><text:span text:style-name="T14">10:</text:span><text:span text:style-name="T15">Echo</text:span><text:span text:style-name="T5">(</text:span>x, <text:span text:style-name="T17">"&lt;= "</text:span>, y, <text:span text:style-name="T17">":"</text:span>, x <text:span text:style-name="T5">&lt;=</text:span> y<text:span text:style-name="T5">)</text:span>;</text:p>
      <text:p text:style-name="P23"><text:span text:style-name="T14">11:</text:span><text:span text:style-name="T15">Echo</text:span><text:span text:style-name="T5">(</text:span>x, <text:span text:style-name="T17">"&gt; "</text:span>, y, <text:span text:style-name="T17">":"</text:span>, x <text:span text:style-name="T5">&gt;</text:span> y<text:span text:style-name="T5">)</text:span>;</text:p>
      <text:p text:style-name="P23"><text:span text:style-name="T14">12:</text:span><text:span text:style-name="T15">Echo</text:span><text:span text:style-name="T5">(</text:span>x, <text:span text:style-name="T17">"&gt;= "</text:span>, y, <text:span text:style-name="T17">":"</text:span>, x <text:span text:style-name="T5">&gt;=</text:span> y<text:span text:style-name="T5">)</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3"><text:bookmark-start text:name="DDE_LINK5"/><text:span text:style-name="T12">26:</text:span><text:span text:style-name="T10"> <text:s text:c="3"/></text:span><text:span text:style-name="T20">%/output</text:span><text:bookmark-end text:name="DDE_LINK5"/></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tab/>Then exponents are evaluated right to left.</text:p>
      <text:p text:style-name="P53"><text:soft-page-break/>*,%,/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6 is greater than 5.</text:p>
      <text:p text:style-name="P23"><text:span text:style-name="T14">16:</text:span> <text:s text:c="5"/>End of program.</text:p>
      <text:p text:style-name="P33"><text:bookmark-start text:name="DDE_LINK6"/><text:span text:style-name="T12">17:</text:span><text:span text:style-name="T10"> <text:s text:c="3"/></text:span><text:span text:style-name="T20">%/output</text:span><text:bookmark-end text:name="DDE_LINK6"/></text:p>
      <text:p text:style-name="Text_20_body">In this program, x has been set to 6 and therefore the expression x &gt; 5 is <text:span text:style-name="T6">True</text:span>. <text:s/>When the <text:span text:style-name="T6">If()</text:span> functions evaluates the <text:span text:style-name="T6">predicate expression</text:span> and determines it is <text:soft-page-break/><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9">%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7">"is greater than 5."</text:span><text:span text:style-name="T5">))</text:span>;</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End of program.</text:p>
      <text:p text:style-name="P33"><text:span text:style-name="T12">16:</text:span><text:span text:style-name="T10"> <text:s text:c="3"/></text:span><text:span text:style-name="T20">%/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4"><text:s/>1:</text:span><text:span text:style-name="T29">%mathpiper</text:span></text:p>
      <text:p text:style-name="P23"><text:span text:style-name="T32"><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bookmark-start text:name="DDE_LINK34"/><text:span text:style-name="T15">If</text:span><text:span text:style-name="T5">(</text:span>x <text:span text:style-name="T5">&gt;</text:span> <text:span text:style-name="T8">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4"><text:s/>6:</text:p>
      <text:p text:style-name="P23"><text:span text:style-name="T14"><text:s/>7:</text:span><text:span text:style-name="T15">Echo</text:span><text:span text:style-name="T5">(</text:span><text:span text:style-name="T17">"End of program."</text:span><text:span text:style-name="T5">)</text:span>;</text:p>
      <text:p text:style-name="P24"><text:s/>8:</text:p>
      <text:p text:style-name="P23"><text:span text:style-name="T14"><text:s/>9:</text:span><text:span text:style-name="T29">%/mathpiper</text:span><text:bookmark-end text:name="DDE_LINK31"/></text:p>
      <text:p text:style-name="P24">10:</text:p>
      <text:p text:style-name="P23"><text:span text:style-name="T14">11:</text:span> <text:s text:c="3"/><text:span text:style-name="T20">%output,preserve="false"</text:span></text:p>
      <text:p text:style-name="P23"><text:span text:style-name="T14">12:</text:span> <text:s text:c="5"/><text:span text:style-name="T20">Result:</text:span> True</text:p>
      <text:p text:style-name="P23"><text:span text:style-name="T14">13:</text:span> <text:s text:c="5"/></text:p>
      <text:p text:style-name="P23"><text:span text:style-name="T14">14:</text:span> <text:s text:c="5"/><text:span text:style-name="T34">Side Effects:</text:span></text:p>
      <text:p text:style-name="P23"><text:span text:style-name="T14">15:</text:span> <text:s text:c="5"/>4 is NOT greater than 5.</text:p>
      <text:p text:style-name="P23"><text:span text:style-name="T14">16:</text:span> <text:s text:c="5"/>End of program.</text:p>
      <text:p text:style-name="P34"><text:soft-page-break/><text:span text:style-name="T14">17:</text:span> <text:s text:c="3"/><text:span text:style-name="T20">%/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notation) that can be used to call the And() function is <text:soft-page-break/>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7">"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7">"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7">"These expressions are both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4"><text:bookmark-start text:name="DDE_LINK7"/><text:span text:style-name="T14">23:</text:span> <text:s text:c="3"/><text:span text:style-name="T20">%/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4"><text:s/>1:</text:span><text:span text:style-name="T29">%mathpiper</text:span></text:p>
      <text:p text:style-name="P23"><text:span text:style-name="T32"><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7">"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7">"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7">"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7">"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7">"At least one of these expressions is true."</text:span><text:span text:style-name="T5">))</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3"><text:span text:style-name="T12">24:</text:span><text:span text:style-name="T10"> <text:s text:c="3"/></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4"><text:s/>1:</text:span><text:span text:style-name="T29">%mathpiper</text:span></text:p>
      <text:p text:style-name="P23"><text:span text:style-name="T32"><text:s/></text:span><text:span text:style-name="T14">2:</text:span></text:p>
      <text:p text:style-name="P23"><text:span text:style-name="T14"><text:s/>3:</text:span><text:span text:style-name="T15">Echo</text:span><text:span text:style-name="T5">(</text:span><text:span text:style-name="T17">"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7">"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9">%/mathpiper</text:span></text:p>
      <text:p text:style-name="P24"><text:s/>8:</text:p>
      <text:p text:style-name="P23"><text:span text:style-name="T14"><text:s/>9:</text:span> <text:s text:c="3"/><text:span text:style-name="T20">%output,preserve="false"</text:span></text:p>
      <text:p text:style-name="P23"><text:span text:style-name="T14">10:</text:span> <text:s text:c="5"/><text:span text:style-name="T20">Result:</text:span> True</text:p>
      <text:p text:style-name="P23"><text:span text:style-name="T14">11:</text:span> <text:s text:c="5"/></text:p>
      <text:p text:style-name="P23"><text:span text:style-name="T14">12:</text:span> <text:s text:c="5"/><text:span text:style-name="T34">Side Effects:</text:span></text:p>
      <text:p text:style-name="P23"><text:span text:style-name="T14">13:</text:span> <text:s text:c="5"/>3 = 3 is True </text:p>
      <text:p text:style-name="P23"><text:span text:style-name="T14">14:</text:span> <text:s text:c="5"/>Not 3 = 3 is False</text:p>
      <text:p text:style-name="P33"><text:span text:style-name="T12">15:</text:span><text:span text:style-name="T10"> <text:s text:c="3"/></text:span><text:span text:style-name="T20">%/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4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4"><text:s/>1:</text:span><text:span text:style-name="T29">%mathpiper</text:span></text:p>
      <text:p text:style-name="P24"><text:s/>2:</text:p>
      <text:p text:style-name="P23"><text:span text:style-name="T14"><text:s/>3:</text:span><text:span text:style-name="T26">// This program prints the integers from 1 to 10.</text:span></text:p>
      <text:p text:style-name="P24"><text:s/>4:</text:p>
      <text:p text:style-name="P24"><text:s/>5:</text:p>
      <text:p text:style-name="P23"><text:span text:style-name="T14"><text:s/>6:</text:span><text:span text:style-name="T26">/*</text:span></text:p>
      <text:p text:style-name="P23"><text:span text:style-name="T14"><text:s/>7:</text:span><text:span text:style-name="T26"> <text:s text:c="3"/>Initialize the variable x to 1</text:span></text:p>
      <text:p text:style-name="P23"><text:span text:style-name="T14"><text:s/>8:</text:span><text:span text:style-name="T26"> <text:s text:c="3"/>outside of the While "loop".</text:span></text:p>
      <text:p text:style-name="P23"><text:span text:style-name="T14"><text:s/>9:</text:span><text:span text:style-name="T26">*/</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oft-page-break/><text:span text:style-name="T14">15:</text:span> <text:s text:c="3"/></text:p>
      <text:p text:style-name="P23"><text:span text:style-name="T14">16:</text:span> <text:s text:c="3"/>x <text:span text:style-name="T5">:=</text:span> x <text:span text:style-name="T5">+</text:span> <text:span text:style-name="T8">1</text:span>; <text:s/><text:span text:style-name="T26">//Increment x by 1.</text:span></text:p>
      <text:p text:style-name="P23"><text:span text:style-name="T14">17:</text:span>];</text:p>
      <text:p text:style-name="P24">18:</text:p>
      <text:p text:style-name="P23"><text:span text:style-name="T14">19:</text:span><text:span text:style-name="T29">%/mathpiper</text:span></text:p>
      <text:p text:style-name="P24">20:</text:p>
      <text:p text:style-name="P23"><text:span text:style-name="T14">21:</text:span> <text:s text:c="3"/><text:span text:style-name="T20">%output,preserve="false"</text:span></text:p>
      <text:p text:style-name="P23"><text:span text:style-name="T14">22:</text:span> <text:s text:c="5"/><text:span text:style-name="T20">Result:</text:span> True</text:p>
      <text:p text:style-name="P23"><text:span text:style-name="T14">23:</text:span> <text:s text:c="5"/></text:p>
      <text:p text:style-name="P23"><text:span text:style-name="T14">24:</text:span> <text:s text:c="5"/><text:span text:style-name="T34">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4"><text:bookmark-start text:name="DDE_LINK8"/><text:span text:style-name="T14">35:</text:span> <text:s text:c="3"/><text:span text:style-name="T20">%/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3">x</text:span><text:span text:style-name="T6"> &lt;= 10</text:span> becomes <text:span text:style-name="T23">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span text:style-name="T14"><text:s/>1:</text:span><text:span text:style-name="T29">%mathpiper</text:span></text:p>
      <text:p text:style-name="P24"><text:s/>2:</text:p>
      <text:p text:style-name="P23"><text:span text:style-name="T14"><text:s/>3:</text:span><text:span text:style-name="T26">//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6">//Increment x by 1.</text:span></text:p>
      <text:p text:style-name="P23"><text:span text:style-name="T14">12:</text:span>];</text:p>
      <text:p text:style-name="P24">13:</text:p>
      <text:p text:style-name="P23"><text:span text:style-name="T14">14:</text:span><text:span text:style-name="T29">%/mathpiper</text:span></text:p>
      <text:p text:style-name="P24">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3"><text:bookmark-start text:name="DDE_LINK9"/><text:span text:style-name="T12">21:</text:span><text:span text:style-name="T10"> <text:s text:c="3"/></text:span><text:span text:style-name="T20">%/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oft-page-break/><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6">//Increment x by 2.</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 text:c="9"/>85 87 89 91 93 95 97 99</text:p>
      <text:p text:style-name="P33"><text:bookmark-start text:name="DDE_LINK11"/><text:span text:style-name="T12">20:</text:span><text:span text:style-name="T10"> <text:s text:c="3"/></text:span><text:span text:style-name="T20">%/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4"><text:s/>1:</text:span><text:span text:style-name="T29">%mathpiper</text:span></text:p>
      <text:p text:style-name="P24"><text:s/>2:</text:p>
      <text:p text:style-name="P23"><text:span text:style-name="T14"><text:s/>3:</text:span><text:span text:style-name="T26">//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6">//Decrement x by 1.</text:span></text:p>
      <text:p text:style-name="P23"><text:span text:style-name="T14">11:</text:span>];</text:p>
      <text:p text:style-name="P24">12:</text:p>
      <text:p text:style-name="P23"><text:span text:style-name="T14">13:</text:span><text:span text:style-name="T29">%/mathpiper</text:span></text:p>
      <text:p text:style-name="P24">14:</text:p>
      <text:p text:style-name="P23"><text:span text:style-name="T14">15:</text:span> <text:s text:c="3"/><text:span text:style-name="T20">%output,preserve="false"</text:span></text:p>
      <text:p text:style-name="P23"><text:span text:style-name="T14">16:</text:span> <text:s text:c="5"/><text:span text:style-name="T20">Result:</text:span> True</text:p>
      <text:p text:style-name="P23"><text:span text:style-name="T14">17:</text:span> <text:s text:c="5"/></text:p>
      <text:p text:style-name="P23"><text:span text:style-name="T14">18:</text:span> <text:s text:c="5"/><text:span text:style-name="T34">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3"><text:bookmark-start text:name="DDE_LINK10"/><text:span text:style-name="T12">20:</text:span><text:span text:style-name="T10"> <text:s text:c="3"/></text:span><text:span text:style-name="T20">%/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text:soft-page-break/>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4"><text:s/>1:</text:span><text:span text:style-name="T29">%mathpiper</text:span></text:p>
      <text:p text:style-name="P24"><text:s/>2:</text:p>
      <text:p text:style-name="P23"><text:span text:style-name="T14"><text:s/>3:</text:span><text:span text:style-name="T26">//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 <text:span text:style-name="T26">//Oops, x is not being incremented!.</text:span> </text:p>
      <text:p text:style-name="P23"><text:span text:style-name="T14"><text:s/>9:</text:span>];</text:p>
      <text:p text:style-name="P24">10:</text:p>
      <text:p text:style-name="P23"><text:span text:style-name="T14">11:</text:span><text:span text:style-name="T29">%/mathpiper</text:span></text:p>
      <text:p text:style-name="P24">12:</text:p>
      <text:p text:style-name="P23"><text:span text:style-name="T14">13:</text:span> <text:s text:c="3"/><text:span text:style-name="T20">%output,preserve="false"</text:span></text:p>
      <text:p text:style-name="P23"><text:span text:style-name="T14">14:</text:span> <text:s text:c="5"/>Processing...</text:p>
      <text:p text:style-name="P34"><text:bookmark-start text:name="DDE_LINK12"/><text:span text:style-name="T14">15:</text:span> <text:s text:c="3"/><text:span text:style-name="T20">%/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2"><text:s text:c="2"/>1:</text:span><text:span text:style-name="T29">%mathpiper</text:span></text:p>
      <text:p text:style-name="P23"><text:span text:style-name="T14"><text:s text:c="2"/>2:</text:span><text:span text:style-name="T26">/*</text:span></text:p>
      <text:p text:style-name="P23"><text:span text:style-name="T14"><text:s text:c="2"/>3:</text:span><text:span text:style-name="T26"> <text:s/>This program simulates rolling two dice 50 times.</text:span></text:p>
      <text:p text:style-name="P23"><text:span text:style-name="T14"><text:s text:c="2"/>4:</text:span><text:span text:style-name="T26">*/</text:span></text:p>
      <text:p text:style-name="P32"><text:s text:c="2"/>5:</text:p>
      <text:p text:style-name="P24"><text:s text:c="2"/>6:</text:p>
      <text:p text:style-name="P23"><text:span text:style-name="T14"><text:s text:c="2"/>7:</text:span><text:span text:style-name="T26">/*</text:span></text:p>
      <text:p text:style-name="P23"><text:span text:style-name="T14"><text:s text:c="2"/>8:</text:span><text:span text:style-name="T26"> <text:s/>These variables are used to record how many times</text:span></text:p>
      <text:p text:style-name="P23"><text:span text:style-name="T14"><text:s text:c="2"/>9:</text:span><text:span text:style-name="T26"> <text:s/>a possible sum of two dice has been rolled. <text:s/>They are</text:span></text:p>
      <text:p text:style-name="P23"><text:span text:style-name="T41"><text:s/>10:</text:span><text:span text:style-name="T26"> <text:s/>all initialized to 0 before the simulation begins.</text:span></text:p>
      <text:p text:style-name="P23"><text:span text:style-name="T14"><text:s/>11:</text:span><text:span text:style-name="T26">*/</text:span></text:p>
      <text:p text:style-name="P23"><text:span text:style-name="T14"><text:s/>12:</text:span>numberOfTwosRolled <text:span text:style-name="T5">:=</text:span> <text:span text:style-name="T8">0</text:span>;</text:p>
      <text:p text:style-name="P23"><text:span text:style-name="T14"><text:s/>13:</text:span>numberOfThreesRolled <text:span text:style-name="T5">:=</text:span> <text:span text:style-name="T8">0</text:span>;</text:p>
      <text:p text:style-name="P23"><text:span text:style-name="T14"><text:s/>14:</text:span>numberOfFoursRolled <text:span text:style-name="T5">:=</text:span> <text:span text:style-name="T8">0</text:span>;</text:p>
      <text:p text:style-name="P23"><text:span text:style-name="T41"><text:s/>15:</text:span>numberOfFivesRolled <text:span text:style-name="T5">:=</text:span> <text:span text:style-name="T8">0</text:span>;</text:p>
      <text:p text:style-name="P23"><text:span text:style-name="T14"><text:s/>16:</text:span>numberOfSixesRolled <text:span text:style-name="T5">:=</text:span> <text:span text:style-name="T8">0</text:span>;</text:p>
      <text:p text:style-name="P23"><text:span text:style-name="T14"><text:s/>17:</text:span>numberOfSevensRolled <text:span text:style-name="T5">:=</text:span> <text:span text:style-name="T8">0</text:span>;</text:p>
      <text:p text:style-name="P23"><text:span text:style-name="T14"><text:s/>18:</text:span>numberOfEightsRolled <text:span text:style-name="T5">:=</text:span> <text:span text:style-name="T8">0</text:span>;</text:p>
      <text:p text:style-name="P23"><text:span text:style-name="T14"><text:s/>19:</text:span>numberOfNinesRolled <text:span text:style-name="T5">:=</text:span> <text:span text:style-name="T8">0</text:span>;</text:p>
      <text:p text:style-name="P23"><text:span text:style-name="T41"><text:s/>20:</text:span>numberOfTensRolled <text:span text:style-name="T5">:=</text:span> <text:span text:style-name="T8">0</text:span>;</text:p>
      <text:p text:style-name="P23"><text:span text:style-name="T14"><text:s/>21:</text:span>numberOfElevensRolled <text:span text:style-name="T5">:=</text:span> <text:span text:style-name="T8">0</text:span>;</text:p>
      <text:p text:style-name="P23"><text:span text:style-name="T14"><text:s/>22:</text:span>numberOfTwelvesRolled <text:span text:style-name="T5">:=</text:span> <text:span text:style-name="T8">0</text:span>;</text:p>
      <text:p text:style-name="P24"><text:s/>23:</text:p>
      <text:p text:style-name="P24"><text:s/>24:</text:p>
      <text:p text:style-name="P23"><text:span text:style-name="T41"><text:s/>25:</text:span><text:span text:style-name="T26">//This variable keeps track of the number of the current roll.</text:span></text:p>
      <text:p text:style-name="P23"><text:span text:style-name="T14"><text:s/>26:</text:span>roll <text:span text:style-name="T5">:=</text:span> <text:span text:style-name="T8">1</text:span>;</text:p>
      <text:p text:style-name="P24"><text:s/>27:</text:p>
      <text:p text:style-name="P24"><text:s/>28:</text:p>
      <text:p text:style-name="P23"><text:span text:style-name="T14"><text:s/>29:</text:span><text:span text:style-name="T15">Echo</text:span><text:span text:style-name="T5">(</text:span><text:span text:style-name="T17">"These are the rolls:"</text:span><text:span text:style-name="T5">)</text:span>;</text:p>
      <text:p text:style-name="P32"><text:s/>30:</text:p>
      <text:p text:style-name="P24"><text:s/>31:</text:p>
      <text:p text:style-name="P23"><text:span text:style-name="T14"><text:s/>32:</text:span><text:span text:style-name="T26">/*</text:span></text:p>
      <text:p text:style-name="P23"><text:span text:style-name="T14"><text:s/>33:</text:span><text:span text:style-name="T26"> The simulation is performed inside of this while loop. <text:s/>The number of</text:span></text:p>
      <text:p text:style-name="P23"><text:span text:style-name="T14"><text:s/>34:</text:span><text:span text:style-name="T26"> times the dice will be rolled can be changed by changing the number 50</text:span></text:p>
      <text:p text:style-name="P23"><text:span text:style-name="T41"><text:s/>35:</text:span><text:span text:style-name="T26"> which is in the While function's predicate expression.</text:span></text:p>
      <text:p text:style-name="P23"><text:span text:style-name="T14"><text:s/>36:</text:span><text:span text:style-name="T26">*/</text:span></text:p>
      <text:p text:style-name="P23"><text:span text:style-name="T14"><text:s/>37:</text:span><text:span text:style-name="T39">While</text:span><text:span text:style-name="T5">(</text:span>roll <text:span text:style-name="T5">&lt;=</text:span> <text:span text:style-name="T8">50</text:span><text:span text:style-name="T5">)</text:span></text:p>
      <text:p text:style-name="P23"><text:span text:style-name="T14"><text:s/>38:</text:span>[</text:p>
      <text:p text:style-name="P23"><text:span text:style-name="T14"><text:s/>39:</text:span> <text:s text:c="3"/><text:span text:style-name="T26">//Roll the dice.</text:span></text:p>
      <text:p text:style-name="P23"><text:soft-page-break/><text:span text:style-name="T41"><text:s/>40:</text:span> <text:s text:c="3"/>die1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1:</text:span> <text:s text:c="3"/>die2 <text:span text:style-name="T5">:=</text:span> <text:span text:style-name="T28">RandomInteger</text:span><text:span text:style-name="T5">(</text:span><text:span text:style-name="T8">6</text:span><text:span text:style-name="T5">)</text:span> <text:span text:style-name="T5">+</text:span> <text:span text:style-name="T8">1</text:span>;</text:p>
      <text:p text:style-name="P23"><text:span text:style-name="T14"><text:s/>42:</text:span> <text:s text:c="3"/></text:p>
      <text:p text:style-name="P23"><text:span text:style-name="T14"><text:s/>43:</text:span> <text:s text:c="3"/></text:p>
      <text:p text:style-name="P23"><text:span text:style-name="T14"><text:s/>44:</text:span> <text:s text:c="3"/><text:span text:style-name="T26">//Calculate the sum of the two dice.</text:span></text:p>
      <text:p text:style-name="P23"><text:span text:style-name="T41"><text:s/>45:</text:span> <text:s text:c="3"/>rollSum <text:span text:style-name="T5">:=</text:span> die1 <text:span text:style-name="T5">+</text:span> die2;</text:p>
      <text:p text:style-name="P23"><text:span text:style-name="T14"><text:s/>46:</text:span> <text:s text:c="3"/></text:p>
      <text:p text:style-name="P23"><text:span text:style-name="T14"><text:s/>47:</text:span> <text:s text:c="3"/></text:p>
      <text:p text:style-name="P23"><text:span text:style-name="T14"><text:s/>48:</text:span> <text:s text:c="3"/><text:span text:style-name="T26">/*</text:span></text:p>
      <text:p text:style-name="P23"><text:span text:style-name="T14"><text:s/>49:</text:span><text:span text:style-name="T26"> <text:s text:c="4"/>Print the sum that was rolled. <text:s/>Note: if a large number of rolls </text:span></text:p>
      <text:p text:style-name="P23"><text:span text:style-name="T41"><text:s/>50:</text:span><text:span text:style-name="T26"> <text:s text:c="4"/>is going to be performed (say &gt; 1000), it would be best to comment</text:span></text:p>
      <text:p text:style-name="P23"><text:span text:style-name="T14"><text:s/>51:</text:span><text:span text:style-name="T26"> <text:s text:c="4"/>out this Write() function so that it does not put too much text</text:span></text:p>
      <text:p text:style-name="P23"><text:span text:style-name="T14"><text:s/>52:</text:span><text:span text:style-name="T26"> <text:s text:c="4"/>into the output fold.</text:span></text:p>
      <text:p text:style-name="P23"><text:span text:style-name="T14"><text:s/>53:</text:span><text:span text:style-name="T26"> <text:s text:c="3"/>*/</text:span></text:p>
      <text:p text:style-name="P23"><text:span text:style-name="T14"><text:s/>54:</text:span> <text:s text:c="3"/><text:span text:style-name="T39">Write</text:span><text:span text:style-name="T5">(</text:span>rollSum,,<text:span text:style-name="T5">)</text:span>;</text:p>
      <text:p text:style-name="P23"><text:span text:style-name="T41"><text:s/>55:</text:span> <text:s text:c="3"/></text:p>
      <text:p text:style-name="P23"><text:span text:style-name="T14"><text:s/>56:</text:span> <text:s text:c="3"/></text:p>
      <text:p text:style-name="P23"><text:span text:style-name="T14"><text:s/>57:</text:span> <text:s text:c="3"/><text:span text:style-name="T26">/*</text:span></text:p>
      <text:p text:style-name="P23"><text:span text:style-name="T14"><text:s/>58:</text:span><text:span text:style-name="T26"> <text:s text:c="4"/>These If() functions determine which sum was rolled and then add</text:span></text:p>
      <text:p text:style-name="P23"><text:span text:style-name="T14"><text:s/>59:</text:span><text:span text:style-name="T26"> <text:s text:c="4"/>1 to the variable which is keeping track of the number of times</text:span></text:p>
      <text:p text:style-name="P23"><text:span text:style-name="T41"><text:s/>60:</text:span><text:span text:style-name="T26"> <text:s text:c="4"/>that sum was rolled.</text:span></text:p>
      <text:p text:style-name="P23"><text:span text:style-name="T14"><text:s/>61:</text:span><text:span text:style-name="T26"> <text:s text:c="3"/>*/</text:span></text:p>
      <text:p text:style-name="P23"><text:span text:style-name="T14"><text:s/>62:</text:span> <text:s text:c="3"/><text:span text:style-name="T3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3"><text:span text:style-name="T14"><text:s/>63:</text:span> <text:s text:c="3"/><text:span text:style-name="T3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3"><text:span text:style-name="T14"><text:s/>64:</text:span> <text:s text:c="3"/><text:span text:style-name="T3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3"><text:span text:style-name="T41"><text:s/>65:</text:span> <text:s text:c="3"/><text:span text:style-name="T3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3"><text:span text:style-name="T14"><text:s/>66:</text:span> <text:s text:c="3"/><text:span text:style-name="T3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3"><text:span text:style-name="T14"><text:s/>67:</text:span> <text:s text:c="3"/><text:span text:style-name="T3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3"><text:span text:style-name="T14"><text:s/>68:</text:span> <text:s text:c="3"/><text:span text:style-name="T3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3"><text:span text:style-name="T14"><text:s/>69:</text:span> <text:s text:c="3"/><text:span text:style-name="T3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3"><text:span text:style-name="T41"><text:s/>70:</text:span> <text:s text:c="3"/><text:span text:style-name="T3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3"><text:span text:style-name="T14"><text:s/>71:</text:span> <text:s text:c="3"/><text:span text:style-name="T3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3"><text:span text:style-name="T14"><text:s/>72:</text:span> <text:s text:c="3"/><text:span text:style-name="T3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3"><text:span text:style-name="T14"><text:s/>73:</text:span> <text:s text:c="3"/></text:p>
      <text:p text:style-name="P23"><text:span text:style-name="T14"><text:s/>74:</text:span> <text:s text:c="3"/></text:p>
      <text:p text:style-name="P23"><text:span text:style-name="T41"><text:s/>75:</text:span> <text:s text:c="3"/><text:span text:style-name="T26">//Increment the roll variable to the next roll number.</text:span></text:p>
      <text:p text:style-name="P23"><text:span text:style-name="T14"><text:s/>76:</text:span> <text:s text:c="3"/>roll <text:span text:style-name="T5">:=</text:span> roll <text:span text:style-name="T5">+</text:span> <text:span text:style-name="T8">1</text:span>;</text:p>
      <text:p text:style-name="P23"><text:span text:style-name="T14"><text:s/>77:</text:span>];</text:p>
      <text:p text:style-name="P24"><text:s/>78:</text:p>
      <text:p text:style-name="P24"><text:s/>79:</text:p>
      <text:p text:style-name="P23"><text:span text:style-name="T14"><text:s/></text:span><text:span text:style-name="T41">80</text:span><text:span text:style-name="T14">:</text:span><text:span text:style-name="T26">//Print the contents of the sum count variables for visual analysis.</text:span></text:p>
      <text:p text:style-name="P23"><text:span text:style-name="T41"><text:s/></text:span><text:span text:style-name="T14">81</text:span><text:span text:style-name="T41">:</text:span><text:span text:style-name="T15">NewLine</text:span><text:span text:style-name="T5">()</text:span>;</text:p>
      <text:p text:style-name="P23"><text:span text:style-name="T14"><text:s/>82:</text:span><text:span text:style-name="T15">NewLine</text:span><text:span text:style-name="T5">()</text:span>;</text:p>
      <text:p text:style-name="P23"><text:span text:style-name="T14"><text:s/>83:</text:span><text:span text:style-name="T15">Echo</text:span><text:span text:style-name="T5">(</text:span><text:span text:style-name="T17">"Number of Twos rolled: "</text:span>, numberOfTwosRolled<text:span text:style-name="T5">)</text:span>;</text:p>
      <text:p text:style-name="P23"><text:span text:style-name="T14"><text:s/>84:</text:span><text:span text:style-name="T15">Echo</text:span><text:span text:style-name="T5">(</text:span><text:span text:style-name="T17">"Number of Threes rolled: "</text:span>, numberOfThreesRolled<text:span text:style-name="T5">)</text:span>;</text:p>
      <text:p text:style-name="P23"><text:span text:style-name="T14"><text:s/></text:span><text:span text:style-name="T41">85</text:span><text:span text:style-name="T14">:</text:span><text:span text:style-name="T15">Echo</text:span><text:span text:style-name="T5">(</text:span><text:span text:style-name="T17">"Number of Fours rolled: "</text:span>, numberOfFoursRolled<text:span text:style-name="T5">)</text:span>;</text:p>
      <text:p text:style-name="P23"><text:span text:style-name="T41"><text:s/></text:span><text:span text:style-name="T14">86:</text:span><text:span text:style-name="T15">Echo</text:span><text:span text:style-name="T5">(</text:span><text:span text:style-name="T17">"Number of Fives rolled: "</text:span>, numberOfFivesRolled<text:span text:style-name="T5">)</text:span>;</text:p>
      <text:p text:style-name="P23"><text:span text:style-name="T14"><text:s/>87:</text:span><text:span text:style-name="T15">Echo</text:span><text:span text:style-name="T5">(</text:span><text:span text:style-name="T17">"Number of Sixes rolled: "</text:span>, numberOfSixesRolled<text:span text:style-name="T5">)</text:span>;</text:p>
      <text:p text:style-name="P23"><text:span text:style-name="T14"><text:s/>88:</text:span><text:span text:style-name="T15">Echo</text:span><text:span text:style-name="T5">(</text:span><text:span text:style-name="T17">"Number of Sevens rolled: "</text:span>, numberOfSevensRolled<text:span text:style-name="T5">)</text:span>;</text:p>
      <text:p text:style-name="P23"><text:span text:style-name="T14"><text:s/>89:</text:span><text:span text:style-name="T15">Echo</text:span><text:span text:style-name="T5">(</text:span><text:span text:style-name="T17">"Number of Eights rolled: "</text:span>, numberOfEightsRolled<text:span text:style-name="T5">)</text:span>;</text:p>
      <text:p text:style-name="P23"><text:soft-page-break/><text:span text:style-name="T14"><text:s/></text:span><text:span text:style-name="T41">90</text:span><text:span text:style-name="T14">:</text:span><text:span text:style-name="T15">Echo</text:span><text:span text:style-name="T5">(</text:span><text:span text:style-name="T17">"Number of Nines rolled: "</text:span>, numberOfNinesRolled<text:span text:style-name="T5">)</text:span>;</text:p>
      <text:p text:style-name="P23"><text:span text:style-name="T41"><text:s/></text:span><text:span text:style-name="T14">91:</text:span><text:span text:style-name="T15">Echo</text:span><text:span text:style-name="T5">(</text:span><text:span text:style-name="T17">"Number of Tens rolled: "</text:span>, numberOfTensRolled<text:span text:style-name="T5">)</text:span>;</text:p>
      <text:p text:style-name="P23"><text:span text:style-name="T14"><text:s/>92:</text:span><text:span text:style-name="T15">Echo</text:span><text:span text:style-name="T5">(</text:span><text:span text:style-name="T17">"Number of Elevens rolled: "</text:span>, numberOfElevensRolled<text:span text:style-name="T5">)</text:span>;</text:p>
      <text:p text:style-name="P23"><text:span text:style-name="T14"><text:s/>93:</text:span><text:span text:style-name="T15">Echo</text:span><text:span text:style-name="T5">(</text:span><text:span text:style-name="T17">"Number of Twelves rolled: "</text:span>, numberOfTwelvesRolled<text:span text:style-name="T5">)</text:span>;</text:p>
      <text:p text:style-name="P24"><text:s/>94:</text:p>
      <text:p text:style-name="P24"><text:s/><text:span text:style-name="T40">95</text:span>:</text:p>
      <text:p text:style-name="P23"><text:span text:style-name="T41"><text:s/></text:span><text:span text:style-name="T14">96:</text:span><text:span text:style-name="T29">%/mathpiper</text:span></text:p>
      <text:p text:style-name="P24"><text:s/>97:</text:p>
      <text:p text:style-name="P23"><text:span text:style-name="T14"><text:s/>98:</text:span> <text:s text:c="3"/><text:span text:style-name="T20">%output,preserve="false"</text:span></text:p>
      <text:p text:style-name="P23"><text:span text:style-name="T14"><text:s/>99:</text:span> <text:s text:c="5"/><text:span text:style-name="T20">Result:</text:span> True</text:p>
      <text:p text:style-name="P23"><text:span text:style-name="T41">100</text:span><text:span text:style-name="T14">:</text:span> <text:s text:c="5"/></text:p>
      <text:p text:style-name="P23"><text:span text:style-name="T14">101:</text:span> <text:s text:c="5"/><text:span text:style-name="T34">Side effects:</text:span></text:p>
      <text:p text:style-name="P23"><text:span text:style-name="T14">102:</text:span> <text:s text:c="5"/>These are the rolls:</text:p>
      <text:p text:style-name="P23"><text:span text:style-name="T14">103:</text:span> <text:s text:c="5"/>4,8,6,4,6,9,7,11,9,3,11,6,11,7,11,4,7,7,8,7,3,6,7,7,7,12,4,</text:p>
      <text:p text:style-name="P23"><text:span text:style-name="T14">104:</text:span><text:tab/> <text:s text:c="3"/>12,7,8,12,6,8,10,10,5,9,8,4,5,3,5,7,7,4,6,7,7,5,8,</text:p>
      <text:p text:style-name="P23"><text:span text:style-name="T41">105</text:span><text:span text:style-name="T14">:</text:span> <text:s text:c="5"/></text:p>
      <text:p text:style-name="P23"><text:span text:style-name="T14">106:</text:span> <text:s text:c="5"/>Number of Twos rolled: 0 </text:p>
      <text:p text:style-name="P23"><text:span text:style-name="T14">107:</text:span> <text:s text:c="5"/>Number of Threes rolled: 3 </text:p>
      <text:p text:style-name="P23"><text:span text:style-name="T14">108:</text:span> <text:s text:c="5"/>Number of Fours rolled: 6 </text:p>
      <text:p text:style-name="P23"><text:span text:style-name="T14">109:</text:span> <text:s text:c="5"/>Number of Fives rolled: 4 </text:p>
      <text:p text:style-name="P23"><text:span text:style-name="T41">110</text:span><text:span text:style-name="T14">:</text:span> <text:s text:c="5"/>Number of Sixes rolled: 6 </text:p>
      <text:p text:style-name="P23"><text:span text:style-name="T14">111:</text:span> <text:s text:c="5"/>Number of Sevens rolled: 13 </text:p>
      <text:p text:style-name="P23"><text:span text:style-name="T14">112:</text:span> <text:s text:c="5"/>Number of Eights rolled: 6 </text:p>
      <text:p text:style-name="P23"><text:span text:style-name="T14">113:</text:span> <text:s text:c="5"/>Number of Nines rolled: 3 </text:p>
      <text:p text:style-name="P23"><text:span text:style-name="T14">114:</text:span> <text:s text:c="5"/>Number of Tens rolled: 2 </text:p>
      <text:p text:style-name="P23"><text:span text:style-name="T41">115</text:span><text:span text:style-name="T14">:</text:span> <text:s text:c="5"/>Number of Elevens rolled: 4 </text:p>
      <text:p text:style-name="P23"><text:span text:style-name="T14">116:</text:span> <text:s text:c="5"/>Number of Twelves rolled: 3</text:p>
      <text:p text:style-name="P34"><text:span text:style-name="T14">117:</text:span><text:span text:style-name="T20">.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Exercise 3</text:h>
      <text:p text:style-name="Preformatted_20_Text">Create a program which simulates the flipping of a coin 500 times. <text:s/>Print the number of times the coin came up heads and the number of times it came up tails after the loop is finished executing.</text:p>
      <text:p text:style-name="P4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text:soft-page-break/></text:p>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2"><text:s/>1:</text:span><text:span text:style-name="T29">%mathpiper</text:span></text:p>
      <text:p text:style-name="P24"><text:s/>2:</text:p>
      <text:p text:style-name="P23"><text:span text:style-name="T14"><text:s/>3:</text:span><text:span text:style-name="T26">//Determine which numbers between 1 and 20 (inclusive) are prime.</text:span></text:p>
      <text:p text:style-name="P24"><text:s/>4:</text:p>
      <text:p text:style-name="P23"><text:span text:style-name="T41"><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2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41">10:</text:span> <text:s text:c="3"/></text:p>
      <text:p text:style-name="P23"><text:span text:style-name="T14">11:</text:span> <text:s text:c="3"/><text:span text:style-name="T15">Echo</text:span><text:span text:style-name="T5">(</text:span>x, <text:span text:style-name="T17">"is prime: "</text:span>, primeStatus<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3"><text:span text:style-name="T14">14:</text:span>];</text:p>
      <text:p text:style-name="P32">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41">20:</text:span> <text:s text:c="5"/></text:p>
      <text:p text:style-name="P23"><text:span text:style-name="T14">21:</text:span> <text:s text:c="5"/><text:span text:style-name="T34">Side Effects:</text:span></text:p>
      <text:p text:style-name="P23"><text:span text:style-name="T14">22:</text:span> <text:s text:c="5"/>1 is prime: False </text:p>
      <text:p text:style-name="P23"><text:span text:style-name="T14">23:</text:span> <text:s text:c="5"/>2 is prime: True </text:p>
      <text:p text:style-name="P23"><text:span text:style-name="T14">24:</text:span> <text:s text:c="5"/>3 is prime: True </text:p>
      <text:p text:style-name="P23"><text:span text:style-name="T41">25:</text:span> <text:s text:c="5"/>4 is prime: False </text:p>
      <text:p text:style-name="P23"><text:span text:style-name="T14">26:</text:span> <text:s text:c="5"/>5 is prime: True </text:p>
      <text:p text:style-name="P23"><text:span text:style-name="T14">27:</text:span> <text:s text:c="5"/>6 is prime: False </text:p>
      <text:p text:style-name="P23"><text:span text:style-name="T14">28:</text:span> <text:s text:c="5"/>7 is prime: True </text:p>
      <text:p text:style-name="P23"><text:span text:style-name="T14">29:</text:span> <text:s text:c="5"/>8 is prime: False </text:p>
      <text:p text:style-name="P23"><text:span text:style-name="T41">30:</text:span> <text:s text:c="5"/>9 is prime: False </text:p>
      <text:p text:style-name="P23"><text:span text:style-name="T14">31:</text:span> <text:s text:c="5"/>10 is prime: False </text:p>
      <text:p text:style-name="P23"><text:soft-page-break/><text:span text:style-name="T14">32:</text:span> <text:s text:c="5"/>11 is prime: True </text:p>
      <text:p text:style-name="P23"><text:span text:style-name="T14">33:</text:span> <text:s text:c="5"/>12 is prime: False </text:p>
      <text:p text:style-name="P23"><text:span text:style-name="T14">34:</text:span> <text:s text:c="5"/>13 is prime: True </text:p>
      <text:p text:style-name="P23"><text:span text:style-name="T41">35:</text:span> <text:s text:c="5"/>14 is prime: False </text:p>
      <text:p text:style-name="P23"><text:span text:style-name="T14">36:</text:span> <text:s text:c="5"/>15 is prime: False </text:p>
      <text:p text:style-name="P23"><text:span text:style-name="T14">37:</text:span> <text:s text:c="5"/>16 is prime: False </text:p>
      <text:p text:style-name="P23"><text:span text:style-name="T14">38:</text:span> <text:s text:c="5"/>17 is prime: True </text:p>
      <text:p text:style-name="P23"><text:span text:style-name="T14">39:</text:span> <text:s text:c="5"/>18 is prime: False </text:p>
      <text:p text:style-name="P23"><text:span text:style-name="T41">40:</text:span> <text:s text:c="5"/>19 is prime: True </text:p>
      <text:p text:style-name="P23"><text:span text:style-name="T14">41:</text:span> <text:s text:c="5"/>20 is prime: False</text:p>
      <text:p text:style-name="P34"><text:span text:style-name="T14">42:</text:span>. <text:s text:c="2"/><text:span text:style-name="T20">%/output</text:span></text:p>
      <text:p text:style-name="P4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4"><text:s/>1:</text:span><text:span text:style-name="T29">%mathpiper</text:span></text:p>
      <text:p text:style-name="P24"><text:s/>2:</text:p>
      <text:p text:style-name="P23"><text:span text:style-name="T14"><text:s/>3:</text:span><text:span text:style-name="T26">//Print the prime numbers between 1 and 50 (inclusive).</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39">While</text:span><text:span text:style-name="T5">(</text:span>x <text:span text:style-name="T5">&lt;=</text:span> <text:span text:style-name="T8">50</text:span><text:span text:style-name="T5">)</text:span></text:p>
      <text:p text:style-name="P23"><text:span text:style-name="T14"><text:s/>8:</text:span>[</text:p>
      <text:p text:style-name="P23"><text:span text:style-name="T14"><text:s/>9:</text:span> <text:s text:c="3"/>primeStatus <text:span text:style-name="T5">:=</text:span> <text:span text:style-name="T15">IsPrime</text:span><text:span text:style-name="T5">(</text:span>x<text:span text:style-name="T5">)</text:span>;</text:p>
      <text:p text:style-name="P23"><text:span text:style-name="T14">10:</text:span> <text:s text:c="3"/></text:p>
      <text:p text:style-name="P23"><text:span text:style-name="T14">11:</text:span> <text:s text:c="3"/><text:span text:style-name="T39">If</text:span><text:span text:style-name="T5">(</text:span>primeStatus <text:span text:style-name="T5">=</text:span> <text:span text:style-name="T17">True</text:span>, <text:span text:style-name="T39">Write</text:span><text:span text:style-name="T5">(</text:span>x,,<text:span text:style-name="T5">)</text:span> <text:span text:style-name="T5">)</text:span>;</text:p>
      <text:p text:style-name="P23"><text:span text:style-name="T14">12:</text:span> <text:s text:c="3"/></text:p>
      <text:p text:style-name="P23"><text:span text:style-name="T14">13:</text:span> <text:s text:c="3"/>x <text:span text:style-name="T5">:=</text:span> x <text:span text:style-name="T5">+</text:span> <text:span text:style-name="T8">1</text:span>;</text:p>
      <text:p text:style-name="P24">14:</text:p>
      <text:p text:style-name="P23"><text:span text:style-name="T14">15:</text:span>];</text:p>
      <text:p text:style-name="P24">16:</text:p>
      <text:p text:style-name="P23"><text:span text:style-name="T14">17:</text:span><text:span text:style-name="T29">%/mathpiper</text:span><text:bookmark-end text:name="DDE_LINK35"/></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23"><text:span text:style-name="T14">21:</text:span> <text:s text:c="5"/></text:p>
      <text:p text:style-name="P23"><text:span text:style-name="T14">22:</text:span> <text:s text:c="5"/><text:span text:style-name="T34">Side Effects:</text:span></text:p>
      <text:p text:style-name="P23"><text:span text:style-name="T14">23:</text:span> <text:s text:c="5"/>2,3,5,7,11,13,17,19,23,29,31,37,41,43,47,</text:p>
      <text:p text:style-name="P34"><text:span text:style-name="T21">24:</text:span><text:span text:style-name="T20">.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reformatted_20_Text"><text:span text:style-name="T12"/></text:p>
      <text:p text:style-name="Preformatted_20_Text"><text:soft-page-break/><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Print the prime numbers between 1 and 50 (inclusive).</text:span></text:p>
      <text:p text:style-name="P23"><text:span text:style-name="T14"><text:s/>5:</text:span><text:span text:style-name="T26"> <text:s text:c="3"/>This is a shorter version which places the IsPrime() function</text:span></text:p>
      <text:p text:style-name="P23"><text:span text:style-name="T14"><text:s/>6:</text:span><text:span text:style-name="T26"> <text:s text:c="3"/>inside of the If() function instead of using a variable.</text:span></text:p>
      <text:p text:style-name="P23"><text:span text:style-name="T14"><text:s/>7:</text:span><text:span text:style-name="T26">*/</text:span></text:p>
      <text:p text:style-name="P24"><text:s/>8:</text:p>
      <text:p text:style-name="P23"><text:span text:style-name="T14"><text:s/>9:</text:span>x <text:span text:style-name="T5">:=</text:span> <text:span text:style-name="T8">1</text:span>;</text:p>
      <text:p text:style-name="P24">10:</text:p>
      <text:p text:style-name="P23"><text:span text:style-name="T14">11:</text:span><text:span text:style-name="T39">While</text:span><text:span text:style-name="T5">(</text:span>x <text:span text:style-name="T5">&lt;=</text:span> <text:span text:style-name="T8">50</text:span><text:span text:style-name="T5">)</text:span></text:p>
      <text:p text:style-name="P23"><text:span text:style-name="T14">12:</text:span>[</text:p>
      <text:p text:style-name="P24">13:</text:p>
      <text:p text:style-name="P23"><text:span text:style-name="T14">14:</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text:p>
      <text:p text:style-name="P24">17:</text:p>
      <text:p text:style-name="P23"><text:span text:style-name="T14">18:</text:span>];</text:p>
      <text:p text:style-name="P24">19:</text:p>
      <text:p text:style-name="P23"><text:span text:style-name="T14">20:</text:span><text:span text:style-name="T29">%/mathpiper</text:span></text:p>
      <text:p text:style-name="P24">21:</text:p>
      <text:p text:style-name="P23"><text:span text:style-name="T14">22:</text:span> <text:s text:c="3"/><text:span text:style-name="T20">%output,preserve="false"</text:span></text:p>
      <text:p text:style-name="P23"><text:span text:style-name="T14">23:</text:span> <text:s text:c="5"/><text:span text:style-name="T20">Result:</text:span> True</text:p>
      <text:p text:style-name="P23"><text:span text:style-name="T14">24:</text:span> <text:s text:c="5"/></text:p>
      <text:p text:style-name="P23"><text:span text:style-name="T14">25:</text:span> <text:s text:c="5"/><text:span text:style-name="T34">Side Effects:</text:span></text:p>
      <text:p text:style-name="P23"><text:span text:style-name="T14">26:</text:span> <text:s text:c="5"/>2,3,5,7,11,13,17,19,23,29,31,37,41,43,47,</text:p>
      <text:p text:style-name="P34"><text:span text:style-name="T14">27:</text:span>.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0">Result&gt; 3</text:p>
      <text:p text:style-name="Preformatted_20_Text"><text:soft-page-break/></text:p>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1">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1">2) Code blocks (which are considered to be compound expressions) <text:span text:style-name="T6">cannot have a semicolon placed after them if they are in a function call</text:span>. <text:s/>If a semicolon is placed after this code block, an error will be produced.</text:p>
      <text:p text:style-name="P61">3) If() functions can be placed inside of other If() functions in order to make more complex decisions. <text:s/>This is referred to as <text:span text:style-name="T6">nesting</text:span> functions.</text:p>
      <text:p text:style-name="Text_20_body"><text:soft-page-break/>When the program is executed, it finds 24 prime numbers which have 7 as their rightmost digit:</text:p>
      <text:p text:style-name="P24"/>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 text:c="3"/>Find all the prime numbers between 1 and 500 which have a 7</text:span></text:p>
      <text:p text:style-name="P23"><text:span text:style-name="T14"><text:s/>5:</text:span><text:span text:style-name="T26"> <text:s text:c="3"/>as their rightmost digit.</text:span></text:p>
      <text:p text:style-name="P23"><text:span text:style-name="T14"><text:s/>6:</text:span><text:span text:style-name="T26">*/</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0</text:span><text:span text:style-name="T5">)</text:span></text:p>
      <text:p text:style-name="P23"><text:span text:style-name="T14">11:</text:span>[</text:p>
      <text:p text:style-name="P23"><text:span text:style-name="T14">12:</text:span> <text:s text:c="3"/><text:span text:style-name="T26">//Notice how function parameters can be put on more than one line.</text:span></text:p>
      <text:p text:style-name="P23"><text:span text:style-name="T14">13:</text:span> <text:s text:c="3"/><text:span text:style-name="T39">If</text:span><text:span text:style-name="T5">(</text:span><text:span text:style-name="T15">IsPrime</text:span><text:span text:style-name="T5">(</text:span>x<text:span text:style-name="T5">)</text:span>,</text:p>
      <text:p text:style-name="P23"><text:span text:style-name="T14">14:</text:span> <text:s text:c="7"/>[</text:p>
      <text:p text:style-name="P23"><text:span text:style-name="T14">15:</text:span> <text:s text:c="11"/>stringVersionOfNumber <text:span text:style-name="T5">:=</text:span> <text:span text:style-name="T39">String</text:span><text:span text:style-name="T5">(</text:span>x<text:span text:style-name="T5">)</text:span>;</text:p>
      <text:p text:style-name="P23"><text:span text:style-name="T14">16:</text:span> <text:s text:c="11"/></text:p>
      <text:p text:style-name="P23"><text:span text:style-name="T14">17:</text:span> <text:s text:c="11"/>stringLength <text:span text:style-name="T5">:=</text:span> <text:span text:style-name="T39">Length</text:span><text:span text:style-name="T5">(</text:span>stringVersionOfNumber<text:span text:style-name="T5">)</text:span>;</text:p>
      <text:p text:style-name="P23"><text:span text:style-name="T14">18:</text:span> <text:s text:c="11"/></text:p>
      <text:p text:style-name="P23"><text:span text:style-name="T14">19:</text:span> <text:s text:c="11"/><text:span text:style-name="T26">//Notice that If() functions can be placed inside of other </text:span></text:p>
      <text:p text:style-name="P23"><text:span text:style-name="T14">20:</text:span> <text:s text:c="11"/><text:span text:style-name="T26">// If() functions.</text:span></text:p>
      <text:p text:style-name="P23"><text:span text:style-name="T14">21:</text:span> <text:s text:c="11"/><text:span text:style-name="T39">If</text:span><text:span text:style-name="T5">(</text:span>stringVersionOfNumber[stringLength] <text:span text:style-name="T5">=</text:span> <text:span text:style-name="T17">"7"</text:span>, <text:span text:style-name="T39">Write</text:span><text:span text:style-name="T5">(</text:span>x,,<text:span text:style-name="T5">)</text:span> <text:span text:style-name="T5">)</text:span>;</text:p>
      <text:p text:style-name="P23"><text:span text:style-name="T14">22:</text:span> <text:s text:c="11"/></text:p>
      <text:p text:style-name="P23"><text:span text:style-name="T14">23:</text:span> <text:s text:c="7"/>] <text:span text:style-name="T26">//Notice that semicolons cannot be placed after code blocks </text:span></text:p>
      <text:p text:style-name="P23"><text:span text:style-name="T14">24:</text:span> <text:s text:c="9"/><text:span text:style-name="T26">//which are in function calls.</text:span></text:p>
      <text:p text:style-name="P23"><text:span text:style-name="T14">25:</text:span> <text:s text:c="9"/></text:p>
      <text:p text:style-name="P23"><text:span text:style-name="T14">26:</text:span> <text:s text:c="3"/><text:span text:style-name="T5">)</text:span>; <text:span text:style-name="T26">//This is the close parentheses for the outer If() function.</text:span></text:p>
      <text:p text:style-name="P23"><text:span text:style-name="T14">27:</text:span> <text:s text:c="3"/></text:p>
      <text:p text:style-name="P23"><text:span text:style-name="T14">28:</text:span> <text:s text:c="3"/>x <text:span text:style-name="T5">:=</text:span> x <text:span text:style-name="T5">+</text:span> <text:span text:style-name="T8">1</text:span>;</text:p>
      <text:p text:style-name="P23"><text:span text:style-name="T14">29:</text:span>];</text:p>
      <text:p text:style-name="P24">30:</text:p>
      <text:p text:style-name="P23"><text:span text:style-name="T14">31:</text:span><text:span text:style-name="T29">%/mathpiper</text:span></text:p>
      <text:p text:style-name="P24">32:</text:p>
      <text:p text:style-name="P23"><text:span text:style-name="T14">33:</text:span> <text:s text:c="3"/><text:span text:style-name="T20">%output,preserve="false"</text:span></text:p>
      <text:p text:style-name="P23"><text:span text:style-name="T14">34:</text:span> <text:s text:c="5"/><text:span text:style-name="T20">Result:</text:span> True</text:p>
      <text:p text:style-name="P23"><text:span text:style-name="T14">35:</text:span> <text:s text:c="5"/></text:p>
      <text:p text:style-name="P23"><text:span text:style-name="T14">36:</text:span> <text:s text:c="5"/><text:span text:style-name="T34">Side Effects:</text:span></text:p>
      <text:p text:style-name="P23"><text:span text:style-name="T14">37:</text:span> <text:s text:c="5"/>7,17,37,47,67,97,107,127,137,157,167,197,227,257,277,307,317,</text:p>
      <text:p text:style-name="P23"><text:span text:style-name="T14">38:</text:span> <text:s text:c="5"/>337,347,367,397,457,467,487,</text:p>
      <text:p text:style-name="P36"><text:span text:style-name="T14">39:</text:span>. <text:s text:c="2"/><text:span text:style-name="T20">%/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text:soft-page-break/>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4"><text:s/>1:</text:span><text:span text:style-name="T29">%mathpiper</text:span></text:p>
      <text:p text:style-name="P24"><text:s/>2:</text:p>
      <text:p text:style-name="P23"><text:span text:style-name="T14"><text:s/>3:</text:span><text:span text:style-name="T26">//Print each number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15">Length</text:span>(x)<text:span text:style-name="T5">)</text:span></text:p>
      <text:p text:style-name="P23"><text:span text:style-name="T14"><text:s/>9:</text:span>[</text:p>
      <text:p text:style-name="P23"><text:span text:style-name="T14">10:</text:span> <text:s text:c="3"/><text:span text:style-name="T15">Echo</text:span><text:span text:style-name="T5">(</text:span>y, <text:span text:style-name="T17">"-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pan text:style-name="T14">14:</text:span><text:span text:style-name="T29">%/mathpiper</text:span><text:bookmark-end text:name="DDE_LINK37"/></text:p>
      <text:p text:style-name="P24"><text:soft-page-break/>15:</text:p>
      <text:p text:style-name="P23"><text:span text:style-name="T14">16:</text:span> <text:s text:c="3"/><text:span text:style-name="T20">%output,preserve="false"</text:span></text:p>
      <text:p text:style-name="P23"><text:span text:style-name="T14">17:</text:span> <text:s text:c="5"/><text:span text:style-name="T20">Result:</text:span> True</text:p>
      <text:p text:style-name="P23"><text:span text:style-name="T14">18:</text:span> <text:s text:c="5"/></text:p>
      <text:p text:style-name="P23"><text:span text:style-name="T14">19:</text:span> <text:s text:c="5"/><text:span text:style-name="T34">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4"><text:span text:style-name="T21">29:</text:span><text:span text:style-name="T24">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4"><text:s/>1:</text:span><text:span text:style-name="T29">%mathpiper</text:span></text:p>
      <text:p text:style-name="P24"><text:s/>2:</text:p>
      <text:p text:style-name="P23"><text:span text:style-name="T14"><text:s/>3:</text:span><text:span text:style-name="T26">//Determine if 53 is in the list.</text:span></text:p>
      <text:p text:style-name="P24"><text:s/>4:</text:p>
      <text:p text:style-name="P23"><text:span text:style-name="T14"><text:s/>5:</text:span><text:span text:style-name="T35">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5">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15">Length</text:span>(testList)<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7">"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9">%/mathpiper</text:span></text:p>
      <text:p text:style-name="P24">17:</text:p>
      <text:p text:style-name="P23"><text:span text:style-name="T14">18:</text:span> <text:s text:c="3"/><text:span text:style-name="T20">%output,preserve="false"</text:span></text:p>
      <text:p text:style-name="P23"><text:span text:style-name="T14">19:</text:span> <text:s text:c="5"/><text:span text:style-name="T20">Result:</text:span> True</text:p>
      <text:p text:style-name="P23"><text:span text:style-name="T14">20:</text:span> <text:s text:c="5"/></text:p>
      <text:p text:style-name="P23"><text:span text:style-name="T14">21:</text:span> <text:s text:c="5"/><text:span text:style-name="T34">Side Effects:</text:span></text:p>
      <text:p text:style-name="P23"><text:span text:style-name="T14">22:</text:span> <text:s text:c="5"/>53 was found in the list at position 5</text:p>
      <text:p text:style-name="P34"><text:bookmark-start text:name="DDE_LINK13"/><text:span text:style-name="T14">23:</text:span> <text:s text:c="3"/><text:span text:style-name="T20">%/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reformatted_20_Text"><text:span text:style-name="T12"/></text:p>
      <text:p text:style-name="Preformatted_20_Text"><text:span text:style-name="T12"><text:s/>1:</text:span><text:span text:style-name="T29">%mathpiper</text:span></text:p>
      <text:p text:style-name="P24"><text:s/>2:</text:p>
      <text:p text:style-name="P23"><text:span text:style-name="T14"><text:s/>3:</text:span><text:span text:style-name="T26">//Place the prime numbers between 1 and 50 (inclusive) into a list.</text:span></text:p>
      <text:p text:style-name="P24"><text:s/>4:</text:p>
      <text:p text:style-name="P23"><text:span text:style-name="T14"><text:s/>5:</text:span><text:span text:style-name="T26">//Create an empty list.</text:span></text:p>
      <text:p text:style-name="P23"><text:span text:style-name="T14"><text:s/>6:</text:span>primes <text:span text:style-name="T5">:=</text:span> <text:span text:style-name="T5">{}</text:span>;</text:p>
      <text:p text:style-name="P24"><text:s/>7:</text:p>
      <text:p text:style-name="P23"><text:span text:style-name="T14"><text:s/>8:</text:span>x <text:span text:style-name="T5">:=</text:span> <text:span text:style-name="T8">1</text:span>;</text:p>
      <text:p text:style-name="P24"><text:s/>9:</text:p>
      <text:p text:style-name="P23"><text:span text:style-name="T14">10:</text:span><text:span text:style-name="T39">While</text:span><text:span text:style-name="T5">(</text:span>x <text:span text:style-name="T5">&lt;=</text:span> <text:span text:style-name="T8">50</text:span><text:span text:style-name="T5">)</text:span></text:p>
      <text:p text:style-name="P23"><text:span text:style-name="T14">11:</text:span>[</text:p>
      <text:p text:style-name="P23"><text:span text:style-name="T14">12:</text:span> <text:s text:c="3"/><text:span text:style-name="T26">/*</text:span></text:p>
      <text:p text:style-name="P23"><text:span text:style-name="T14">13:</text:span><text:span text:style-name="T26"> <text:s text:c="7"/>If x is prime, append it to the end of the list and then assign</text:span></text:p>
      <text:p text:style-name="P23"><text:span text:style-name="T14">14:</text:span><text:span text:style-name="T26"> <text:s text:c="7"/>the new list that is created to the variable 'primes'.</text:span></text:p>
      <text:p text:style-name="P23"><text:span text:style-name="T14">15:</text:span><text:span text:style-name="T26"> <text:s text:c="3"/>*/</text:span></text:p>
      <text:p text:style-name="P23"><text:span text:style-name="T14">16:</text:span> <text:s text:c="3"/><text:span text:style-name="T39">If</text:span><text:span text:style-name="T5">(</text:span><text:span text:style-name="T15">IsPrime</text:span><text:span text:style-name="T5">(</text:span>x<text:span text:style-name="T5">)</text:span>, primes <text:span text:style-name="T5">:=</text:span> <text:span text:style-name="T15">Append</text:span><text:span text:style-name="T5">(</text:span>primes, x <text:span text:style-name="T5">)</text:span> <text:span text:style-name="T5">)</text:span>;</text:p>
      <text:p text:style-name="P23"><text:span text:style-name="T14">17:</text:span> <text:s text:c="3"/></text:p>
      <text:p text:style-name="P23"><text:span text:style-name="T14">18:</text:span> <text:s text:c="3"/>x <text:span text:style-name="T5">:=</text:span> x <text:span text:style-name="T5">+</text:span> <text:span text:style-name="T8">1</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6"><text:span text:style-name="T14">35:</text:span>. <text:s text:c="2"/><text:span text:style-name="T20">%/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pan text:style-name="T14"><text:s/>1:</text:span><text:span text:style-name="T29">%mathpiper</text:span></text:p>
      <text:p text:style-name="P24"><text:soft-page-break/><text:s/>2:</text:p>
      <text:p text:style-name="P23"><text:span text:style-name="T14"><text:s/>3:</text:span><text:span text:style-name="T26">//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9">%/mathpiper</text:span></text:p>
      <text:p text:style-name="P24">11:</text:p>
      <text:p text:style-name="P23"><text:span text:style-name="T14">12:</text:span> <text:s text:c="3"/><text:span text:style-name="T20">%output,preserve="false"</text:span></text:p>
      <text:p text:style-name="P23"><text:span text:style-name="T14">13:</text:span> <text:s text:c="5"/><text:span text:style-name="T20">Result:</text:span> True</text:p>
      <text:p text:style-name="P23"><text:span text:style-name="T14">14:</text:span> <text:s text:c="5"/></text:p>
      <text:p text:style-name="P23"><text:span text:style-name="T14">15:</text:span> <text:s text:c="5"/><text:span text:style-name="T34">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3"><text:span text:style-name="T12">26:</text:span><text:span text:style-name="T10"> <text:s text:c="3"/></text:span><text:span text:style-name="T20">%/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reformatted_20_Text"><text:span text:style-name="T12"/></text:p>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calculates the sum of the numbers</text:span></text:p>
      <text:p text:style-name="P23"><text:span text:style-name="T14"><text:s/>5:</text:span><text:span text:style-name="T26"> <text:s/>in a list.</text:span></text:p>
      <text:p text:style-name="P23"><text:span text:style-name="T14"><text:s/>6:</text:span><text:span text:style-name="T26">*/</text:span></text:p>
      <text:p text:style-name="P24"><text:s/>7:</text:p>
      <text:p text:style-name="P23"><text:span text:style-name="T14"><text:s/>8:</text:span><text:span text:style-name="T26">//This variable is used to accumulate the sum.</text:span></text:p>
      <text:p text:style-name="P23"><text:span text:style-name="T14"><text:s/>9:</text:span>sum <text:span text:style-name="T5">:=</text:span> <text:span text:style-name="T8">0</text:span>;</text:p>
      <text:p text:style-name="P24">10:</text:p>
      <text:p text:style-name="P23"><text:span text:style-name="T14">11:</text:span><text:span text:style-name="T15">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Add the contents of x to the contents of sum</text:span></text:p>
      <text:p text:style-name="P23"><text:span text:style-name="T14">15:</text:span><text:span text:style-name="T26"> <text:s text:c="5"/>and place the result back into sum.</text:span></text:p>
      <text:p text:style-name="P23"><text:soft-page-break/><text:span text:style-name="T14">16:</text:span><text:span text:style-name="T26"> <text:s text:c="3"/>*/</text:span></text:p>
      <text:p text:style-name="P23"><text:span text:style-name="T14">17:</text:span> <text:s text:c="3"/>sum <text:span text:style-name="T5">:=</text:span> sum <text:span text:style-name="T5">+</text:span> x;</text:p>
      <text:p text:style-name="P23"><text:span text:style-name="T14">18:</text:span> <text:s text:c="3"/></text:p>
      <text:p text:style-name="P23"><text:span text:style-name="T14">19:</text:span> <text:s text:c="3"/><text:span text:style-name="T26">//Print the sum as it is being accumulated.</text:span></text:p>
      <text:p text:style-name="P23"><text:span text:style-name="T14">20:</text:span> <text:s text:c="3"/><text:span text:style-name="T39">Write</text:span><text:span text:style-name="T5">(</text:span>sum,,<text:span text:style-name="T5">)</text:span>;</text:p>
      <text:p text:style-name="P23"><text:span text:style-name="T14">21:</text:span>];</text:p>
      <text:p text:style-name="P24">22:</text:p>
      <text:p text:style-name="P23"><text:span text:style-name="T14">23:</text:span><text:span text:style-name="T15">NewLine</text:span><text:span text:style-name="T5">()</text:span>; <text:span text:style-name="T15">NewLine</text:span><text:span text:style-name="T5">()</text:span>;</text:p>
      <text:p text:style-name="P24">24:</text:p>
      <text:p text:style-name="P23"><text:span text:style-name="T14">25:</text:span><text:span text:style-name="T15">Echo</text:span><text:span text:style-name="T5">(</text:span><text:span text:style-name="T17">"The sum of the numbers in the list = "</text:span>, sum<text:span text:style-name="T5">)</text:span>;</text:p>
      <text:p text:style-name="P24">26:</text:p>
      <text:p text:style-name="P23"><text:span text:style-name="T14">27:</text:span><text:span text:style-name="T29">%/mathpiper</text:span></text:p>
      <text:p text:style-name="P24">28:</text:p>
      <text:p text:style-name="P23"><text:span text:style-name="T14">29:</text:span> <text:s text:c="3"/><text:span text:style-name="T20">%output,preserve="false"</text:span></text:p>
      <text:p text:style-name="P23"><text:span text:style-name="T14">30:</text:span> <text:s text:c="5"/><text:span text:style-name="T20">Result:</text:span> True</text:p>
      <text:p text:style-name="P23"><text:span text:style-name="T14">31:</text:span> <text:s text:c="5"/></text:p>
      <text:p text:style-name="P23"><text:span text:style-name="T14">32:</text:span> <text:s text:c="5"/><text:span text:style-name="T34">Side Effects:</text:span></text:p>
      <text:p text:style-name="P23"><text:span text:style-name="T14">33:</text:span> <text:s text:c="5"/>1,3,6,10,15,21,28,36,45,55,</text:p>
      <text:p text:style-name="P23"><text:span text:style-name="T14">34:</text:span> <text:s text:c="5"/></text:p>
      <text:p text:style-name="P23"><text:span text:style-name="T14">35:</text:span> <text:s text:c="5"/>The sum of the numbers in the list = 55</text:p>
      <text:p text:style-name="P34"><text:span text:style-name="T14">36:</text:span>. <text:s text:c="2"/><text:span text:style-name="T20">%/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Result&gt; {1,2,3,4,5,6,7,8,9,10,11,12,13,14,15,16,17,18,19,20,</text:p>
      <text:p text:style-name="P76"><text:soft-page-break/>21,22,23,24,25,26,27,28,29,30,31,32,33,34,35,36,37,</text:p>
      <text:p text:style-name="P76">38,39,40,41,42,43,44,45,46,47,48,49,50,51,52,53,54,</text:p>
      <text:p text:style-name="P76">55,56,57,58,59,60,61,62,63,64,65,66,67,68,69,70,71,</text:p>
      <text:p text:style-name="P76">72,73,74,75,76,77,78,79,80,81,82,83,84,85,86,87,88,</text:p>
      <text:p text:style-name="P75"><text:span text:style-name="T20">89,90,91,92,93,94,95,96,97,98,99,100}</text:span></text:p>
      <text:p text:style-name="Preformatted_20_Text"/>
      <text:p text:style-name="Preformatted_20_Text">In&gt; -10 .. 10</text:p>
      <text:p text:style-name="Preformatted_20_Text"><text:span text:style-name="T20">Result&gt; {-10,-9,-8,-7,-6,-5,-4,-3,-2,-1,0,1,2,3,4,5,6,7,8,9,10}</text:span></text:p>
      <text:p text:style-name="Preformatted_20_Text"><text:span text:style-name="T20"/></text:p>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6">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reformatted_20_Text"><text:span text:style-name="T12"/></text:p>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This program prints the prime integers between 1 and 100 using</text:span></text:p>
      <text:p text:style-name="P23"><text:span text:style-name="T14"><text:s/>5:</text:span><text:span text:style-name="T26"> <text:s/>a ForEach() function instead of a While() function. <text:s/>Notice that</text:span></text:p>
      <text:p text:style-name="P23"><text:span text:style-name="T14"><text:s/>6:</text:span><text:span text:style-name="T26"> <text:s/>the ForEach() version requires less typing than the While()</text:span></text:p>
      <text:p text:style-name="P23"><text:span text:style-name="T14"><text:s/>7:</text:span><text:span text:style-name="T26"> <text:s/>version.</text:span></text:p>
      <text:p text:style-name="P23"><text:span text:style-name="T14"><text:s/>8:</text:span><text:span text:style-name="T26">*/</text:span></text:p>
      <text:p text:style-name="P24"><text:s/>9:</text:p>
      <text:p text:style-name="P23"><text:span text:style-name="T14">10:</text:span><text:span text:style-name="T15">ForEach</text:span><text:span text:style-name="T5">(</text:span>x, <text:span text:style-name="T8">1</text:span> .. <text:span text:style-name="T8">100</text:span><text:span text:style-name="T5">)</text:span></text:p>
      <text:p text:style-name="P23"><text:span text:style-name="T14">11:</text:span>[</text:p>
      <text:p text:style-name="P23"><text:span text:style-name="T14">12:</text:span> <text:s text:c="3"/><text:span text:style-name="T39">If</text:span><text:span text:style-name="T5">(</text:span><text:span text:style-name="T15">IsPrime</text:span><text:span text:style-name="T5">(</text:span>x<text:span text:style-name="T5">)</text:span>, <text:span text:style-name="T39">Write</text:span><text:span text:style-name="T5">(</text:span>x,,<text:span text:style-name="T5">)</text:span> <text:span text:style-name="T5">)</text:span>;</text:p>
      <text:p text:style-name="P23"><text:span text:style-name="T14">13:</text:span>];</text:p>
      <text:p text:style-name="P24">14:</text:p>
      <text:p text:style-name="P23"><text:span text:style-name="T14">15:</text:span><text:span text:style-name="T29">%/mathpiper</text:span></text:p>
      <text:p text:style-name="P24">16:</text:p>
      <text:p text:style-name="P23"><text:span text:style-name="T14">17:</text:span> <text:s text:c="3"/><text:span text:style-name="T20">%output,preserve="false"</text:span></text:p>
      <text:p text:style-name="P23"><text:span text:style-name="T14">18:</text:span> <text:s text:c="5"/><text:span text:style-name="T20">Result:</text:span> True</text:p>
      <text:p text:style-name="P23"><text:span text:style-name="T14">19:</text:span> <text:s text:c="5"/></text:p>
      <text:p text:style-name="P23"><text:span text:style-name="T14">20:</text:span> <text:s text:c="5"/><text:span text:style-name="T34">Side Effects:</text:span></text:p>
      <text:p text:style-name="P23"><text:span text:style-name="T14">21:</text:span> <text:s text:c="5"/>2,3,5,7,11,13,17,19,23,29,31,37,41,43,47,53,59,61,67,71,</text:p>
      <text:p text:style-name="P23"><text:soft-page-break/><text:span text:style-name="T14">22:</text:span> <text:s text:c="5"/>73,79,83,89,97,</text:p>
      <text:p text:style-name="P34"><text:span text:style-name="T14">23:</text:span>. <text:s text:c="2"/><text:span text:style-name="T20">%/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reformatted_20_Text"><text:span text:style-name="T12"/></text:p>
      <text:p text:style-name="Preformatted_20_Text"><text:span text:style-name="T12"><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ext:s/>Place the prime numbers between 1 and 50 into </text:span></text:p>
      <text:p text:style-name="P23"><text:span text:style-name="T14"><text:s/>5:</text:span><text:span text:style-name="T26"> <text:s/>a list using a ForEach() function.</text:span></text:p>
      <text:p text:style-name="P23"><text:span text:style-name="T14"><text:s/>6:</text:span><text:span text:style-name="T26">*/</text:span></text:p>
      <text:p text:style-name="P24"><text:s/>7:</text:p>
      <text:p text:style-name="P23"><text:span text:style-name="T14"><text:s/>8:</text:span><text:span text:style-name="T26">//Create a new list.</text:span></text:p>
      <text:p text:style-name="P23"><text:span text:style-name="T14"><text:s/>9:</text:span>primes <text:span text:style-name="T5">:=</text:span> <text:span text:style-name="T5">{}</text:span>;</text:p>
      <text:p text:style-name="P24">10:</text:p>
      <text:p text:style-name="P23"><text:span text:style-name="T14">11:</text:span><text:span text:style-name="T15">ForEach</text:span><text:span text:style-name="T5">(</text:span>number, <text:span text:style-name="T8">1</text:span> .. <text:span text:style-name="T8">50</text:span><text:span text:style-name="T5">)</text:span></text:p>
      <text:p text:style-name="P23"><text:span text:style-name="T14">12:</text:span>[</text:p>
      <text:p text:style-name="P23"><text:span text:style-name="T14">13:</text:span> <text:s text:c="3"/><text:span text:style-name="T26">/*</text:span></text:p>
      <text:p text:style-name="P23"><text:span text:style-name="T14">14:</text:span><text:span text:style-name="T26"> <text:s text:c="5"/>If number is prime, append it to the end of the list and </text:span></text:p>
      <text:p text:style-name="P23"><text:span text:style-name="T14">15:</text:span><text:span text:style-name="T26"> <text:s text:c="5"/>then assign the new list that is created to the variable </text:span></text:p>
      <text:p text:style-name="P23"><text:span text:style-name="T14">16:</text:span><text:span text:style-name="T26"> <text:s text:c="5"/>'primes'.</text:span></text:p>
      <text:p text:style-name="P23"><text:span text:style-name="T14">17:</text:span><text:span text:style-name="T26"> <text:s text:c="3"/>*/</text:span></text:p>
      <text:p text:style-name="P23"><text:span text:style-name="T14">18:</text:span> <text:s text:c="3"/><text:span text:style-name="T39">If</text:span><text:span text:style-name="T5">(</text:span><text:span text:style-name="T15">IsPrime</text:span><text:span text:style-name="T5">(</text:span>number<text:span text:style-name="T5">)</text:span>, primes <text:span text:style-name="T5">:=</text:span> <text:span text:style-name="T15">Append</text:span><text:span text:style-name="T5">(</text:span>primes, number <text:span text:style-name="T5">)</text:span> <text:span text:style-name="T5">)</text:span>;</text:p>
      <text:p text:style-name="P23"><text:span text:style-name="T14">19:</text:span>];</text:p>
      <text:p text:style-name="P24">20:</text:p>
      <text:p text:style-name="P23"><text:span text:style-name="T14">21:</text:span><text:span text:style-name="T26">//Print information about the primes that were found.</text:span></text:p>
      <text:p text:style-name="P23"><text:span text:style-name="T14">22:</text:span><text:span text:style-name="T15">Echo</text:span><text:span text:style-name="T5">(</text:span><text:span text:style-name="T17">"Primes "</text:span>, primes<text:span text:style-name="T5">)</text:span>;</text:p>
      <text:p text:style-name="P23"><text:span text:style-name="T14">23:</text:span><text:span text:style-name="T15">Echo</text:span><text:span text:style-name="T5">(</text:span><text:span text:style-name="T17">"The number of primes in the list = "</text:span>, <text:span text:style-name="T39">Length</text:span><text:span text:style-name="T5">(</text:span>primes<text:span text:style-name="T5">)</text:span> <text:span text:style-name="T5">)</text:span>;</text:p>
      <text:p text:style-name="P23"><text:span text:style-name="T14">24:</text:span><text:span text:style-name="T15">Echo</text:span><text:span text:style-name="T5">(</text:span><text:span text:style-name="T17">"The first number in the list = "</text:span>, primes[<text:span text:style-name="T8">1</text:span>] <text:span text:style-name="T5">)</text:span>;</text:p>
      <text:p text:style-name="P24">25:</text:p>
      <text:p text:style-name="P23"><text:span text:style-name="T14">26:</text:span><text:span text:style-name="T29">%/mathpiper</text:span></text:p>
      <text:p text:style-name="P24">27:</text:p>
      <text:p text:style-name="P23"><text:span text:style-name="T14">28:</text:span> <text:s text:c="3"/><text:span text:style-name="T20">%output,preserve="false"</text:span></text:p>
      <text:p text:style-name="P23"><text:span text:style-name="T14">29:</text:span> <text:s text:c="5"/><text:span text:style-name="T20">Result:</text:span> True</text:p>
      <text:p text:style-name="P23"><text:span text:style-name="T14">30:</text:span> <text:s text:c="5"/></text:p>
      <text:p text:style-name="P23"><text:span text:style-name="T14">31:</text:span> <text:s text:c="5"/><text:span text:style-name="T34">Side Effects:</text:span></text:p>
      <text:p text:style-name="P23"><text:span text:style-name="T14">32:</text:span> <text:s text:c="5"/>Primes {2,3,5,7,11,13,17,19,23,29,31,37,41,43,47} </text:p>
      <text:p text:style-name="P23"><text:span text:style-name="T14">33:</text:span> <text:s text:c="5"/>The number of primes in the list = 15 </text:p>
      <text:p text:style-name="P23"><text:span text:style-name="T14">34:</text:span> <text:s text:c="5"/>The first number in the list = 2</text:p>
      <text:p text:style-name="P34"><text:span text:style-name="T14">35:</text:span>. <text:s text:c="2"/><text:span text:style-name="T20">%/output</text:span></text:p>
      <text:p text:style-name="Text_20_body">As can be seen from the above examples, the <text:span text:style-name="T6">ForEach()</text:span> function and the <text:span text:style-name="T6">range operator</text:span> can do a significant amount of work with very little typing. <text:s/>You will <text:soft-page-break/>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p text:style-name="P45"/>
      <text:p text:style-name="P45">THE CONTENT BELOW THIS LINE IS STILL IN DEVELOPMENT</text:p>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text:soft-page-break/>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text:soft-page-break/>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text:soft-page-break/></text:p>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3">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text:soft-page-break/>Max(list)</text:p>
          </table:table-cell>
        </table:table-row>
      </table:table>
      <text:p text:style-name="Preformatted_20_Text"/>
      <text:p text:style-name="P42">If two values are passed to Max(), it determines which one is larger:</text:p>
      <text:p text:style-name="Preformatted_20_Text"/>
      <text:p text:style-name="Preformatted_20_Text">In&gt; Max(10, 20)</text:p>
      <text:p text:style-name="P20">Result&gt; 20</text:p>
      <text:p text:style-name="Preformatted_20_Text"/>
      <text:p text:style-name="P42">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2">If two values are passed to Min(), it determines which one is smaller:</text:p>
      <text:p text:style-name="Preformatted_20_Text"/>
      <text:p text:style-name="Preformatted_20_Text">In&gt; Min(10, 20)</text:p>
      <text:p text:style-name="P20">Result&gt; 10</text:p>
      <text:p text:style-name="Preformatted_20_Text"/>
      <text:p text:style-name="P42">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text:soft-page-break/>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2">If two integers are passed to Gcd(), it calculates their greatest common divisor:</text:p>
      <text:p text:style-name="P29"/>
      <text:p text:style-name="P29">In&gt; Gcd(21, 56)</text:p>
      <text:p text:style-name="P21">Result&gt; 7</text:p>
      <text:p text:style-name="P29"/>
      <text:p text:style-name="P42">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2">If two integers are passed to Lcm(), it calculates their least common multiple:</text:p>
      <text:p text:style-name="P29"/>
      <text:p text:style-name="P25">In&gt; Lcm(14, 8)</text:p>
      <text:p text:style-name="P21">Result&gt; 56</text:p>
      <text:p text:style-name="P29"><text:soft-page-break/></text:p>
      <text:p text:style-name="P42">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9">%mathpiper</text:span></text:p>
      <text:p text:style-name="P24"><text:soft-page-break/><text:s/>2:</text:p>
      <text:p text:style-name="P23"><text:span text:style-name="T14"><text:s/>3:</text:span><text:span text:style-name="T28">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9">%/mathpiper</text:span></text:p>
      <text:p text:style-name="P24">18:</text:p>
      <text:p text:style-name="P23"><text:span text:style-name="T14">19:</text:span> <text:s text:c="3"/><text:span text:style-name="T20">%output,preserve="false"</text:span></text:p>
      <text:p text:style-name="P23"><text:span text:style-name="T14">20:</text:span> <text:s text:c="5"/><text:span text:style-name="T20">Result:</text:span> True</text:p>
      <text:p text:style-name="P34"><text:span text:style-name="T14">21:</text:span><text:span text:style-name="T36"> <text:s text:c="3"/></text:span><text:span text:style-name="T24">%/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9">%mathpiper</text:span></text:p>
      <text:p text:style-name="P24"><text:s/>2:</text:p>
      <text:p text:style-name="P23"><text:span text:style-name="T14"><text:s/>3:</text:span><text:span text:style-name="T15">Echo</text:span><text:span text:style-name="T5">(</text:span>x, <text:span text:style-name="T17">","</text:span>, resultList<text:span text:style-name="T5">)</text:span>;</text:p>
      <text:p text:style-name="P24"><text:s/>4:</text:p>
      <text:p text:style-name="P23"><text:span text:style-name="T14"><text:s/>5:</text:span><text:span text:style-name="T29">%/mathpiper</text:span></text:p>
      <text:p text:style-name="P24"><text:soft-page-break/><text:s/>6:</text:p>
      <text:p text:style-name="P23"><text:span text:style-name="T14"><text:s/>7:</text:span> <text:s text:c="3"/><text:span text:style-name="T20">%output,preserve="false"</text:span></text:p>
      <text:p text:style-name="P23"><text:span text:style-name="T14"><text:s/>8:</text:span> <text:s text:c="5"/><text:span text:style-name="T20">Result:</text:span> True</text:p>
      <text:p text:style-name="P23"><text:span text:style-name="T14"><text:s/>9:</text:span> <text:s text:c="5"/></text:p>
      <text:p text:style-name="P23"><text:span text:style-name="T14">10:</text:span> <text:s text:c="5"/><text:span text:style-name="T34">Side Effects:</text:span></text:p>
      <text:p text:style-name="P23"><text:span text:style-name="T14">11:</text:span> <text:s text:c="5"/>12 ,{2,4,6,8,10}</text:p>
      <text:p text:style-name="P34"><text:span text:style-name="T14">12:</text:span> <text:s text:c="3"/><text:span text:style-name="T20">%/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9">%mathpiper</text:span></text:p>
      <text:p text:style-name="P24"><text:s/>2:</text:p>
      <text:p text:style-name="P23"><text:span text:style-name="T14"><text:s/>3:</text:span><text:span text:style-name="T26">/*</text:span></text:p>
      <text:p text:style-name="P23"><text:span text:style-name="T14"><text:s/>4:</text:span><text:span text:style-name="T26"> This version of evenIntegers() uses Local() to make</text:span></text:p>
      <text:p text:style-name="P23"><text:span text:style-name="T14"><text:s/>5:</text:span><text:span text:style-name="T26"> x and resultList local variables</text:span></text:p>
      <text:p text:style-name="P23"><text:span text:style-name="T14"><text:s/>6:</text:span><text:span text:style-name="T26">*/</text:span></text:p>
      <text:p text:style-name="P24"><text:s/>7:</text:p>
      <text:p text:style-name="P23"><text:span text:style-name="T14"><text:s/>8:</text:span><text:span text:style-name="T28">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9">%/mathpiper</text:span></text:p>
      <text:p text:style-name="P24">25:</text:p>
      <text:p text:style-name="P23"><text:span text:style-name="T14">26:</text:span> <text:s text:c="3"/><text:span text:style-name="T20">%output,preserve="false"</text:span></text:p>
      <text:p text:style-name="P23"><text:span text:style-name="T14">27:</text:span> <text:s text:c="5"/><text:span text:style-name="T20">Result:</text:span> True</text:p>
      <text:p text:style-name="P34"><text:span text:style-name="T14">28:</text:span> <text:s text:c="3"/><text:span text:style-name="T20">%/output</text:span></text:p>
      <text:p text:style-name="P43">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4">1) <text:s/>Generating a sequence of values between a "begin_value" and an "end_value" with each value being incremented by the "step_amount".</text:p>
      <text:p text:style-name="P54">2) <text:s/>Placing each value in the sequence into the specified "variable", one value at a time.</text:p>
      <text:p text:style-name="P54">3) <text:s/>Evaluating the defined "expression" (which contains the defined "variable") for each value, one at a time.</text:p>
      <text:p text:style-name="P54">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f - <text:date style:data-style-name="N37" text:date-value="2009-06-10T03:20:30">06/10/09</text:date><text:tab/>MathRider For Newbies<text:tab/><text:page-number text:select-page="current">1</text:page-number>/<text:page-count>11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10T03:20:30</dc:date>
    <meta:editing-cycles>329</meta:editing-cycles>
    <meta:editing-duration>PT209H46M49S</meta:editing-duration>
    <meta:document-statistic meta:table-count="38" meta:image-count="0" meta:object-count="16" meta:page-count="111" meta:paragraph-count="2634" meta:word-count="24808" meta:character-count="1478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